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5722222222222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table:style-name="ce1"/>
          <table:table-cell office:value-type="string" table:style-name="ce1">
            <text:p>Property Number</text:p>
          </table:table-cell>
          <table:table-cell office:value-type="string" table:style-name="ce1">
            <text:p>Publication Date</text:p>
          </table:table-cell>
          <table:table-cell office:value-type="string" table:style-name="ce1">
            <text:p><text:s/>County</text:p>
          </table:table-cell>
          <table:table-cell office:value-type="string" table:style-name="ce1">
            <text:p><text:s/>Local Authority</text:p>
          </table:table-cell>
          <table:table-cell office:value-type="string" table:style-name="ce1">
            <text:p><text:s/>Valuation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Uses</text:p>
          </table:table-cell>
          <table:table-cell office:value-type="string" table:style-name="ce1">
            <text:p><text:s/>Address 1</text:p>
          </table:table-cell>
          <table:table-cell office:value-type="string" table:style-name="ce1">
            <text:p>Address 2</text:p>
          </table:table-cell>
          <table:table-cell office:value-type="string" table:style-name="ce1">
            <text:p>Address 3</text:p>
          </table:table-cell>
          <table:table-cell office:value-type="string" table:style-name="ce1">
            <text:p>Address 4</text:p>
          </table:table-cell>
          <table:table-cell office:value-type="string" table:style-name="ce1">
            <text:p>Address 5</text:p>
          </table:table-cell>
          <table:table-cell office:value-type="string" table:style-name="ce1">
            <text:p>Car Park</text:p>
          </table:table-cell>
          <table:table-cell office:value-type="string" table:style-name="ce1">
            <text:p><text:s/>X ITM</text:p>
          </table:table-cell>
          <table:table-cell office:value-type="string" table:style-name="ce1">
            <text:p><text:s/>Y ITM</text:p>
          </table:table-cell>
          <table:table-cell office:value-type="string" table:style-name="ce1">
            <text:p>Level</text:p>
          </table:table-cell>
          <table:table-cell office:value-type="string" table:style-name="ce1">
            <text:p>Floor Us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Nav Per M2</text:p>
          </table:table-cell>
          <table:table-cell office:value-type="string" table:style-name="ce1">
            <text:p>Nav</text:p>
          </table:table-cell>
          <table:table-cell table:number-columns-repeated="16363"/>
        </table:table-row>
        <table:table-row table:style-name="ro1">
          <table:table-cell office:value-type="float" office:value="13878" table:style-name="ce1">
            <text:p>13878</text:p>
          </table:table-cell>
          <table:table-cell office:value-type="float" office:value="2207058" table:style-name="ce1">
            <text:p>2207058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7320" table:style-name="ce1">
            <text:p>732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OFFICE, -</text:p>
          </table:table-cell>
          <table:table-cell office:value-type="string" table:style-name="ce1">
            <text:p>Unit 10B</text:p>
          </table:table-cell>
          <table:table-cell office:value-type="string" table:style-name="ce1">
            <text:p>Charthouse Business Centre</text:p>
          </table:table-cell>
          <table:table-cell office:value-type="string" table:style-name="ce1">
            <text:p>157-159 Richmond Road</text:p>
          </table:table-cell>
          <table:table-cell office:value-type="string" table:style-name="ce1">
            <text:p>Dublin 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16705.21" table:style-name="ce1">
            <text:p>716705.21</text:p>
          </table:table-cell>
          <table:table-cell office:value-type="float" office:value="736556.34" table:style-name="ce1">
            <text:p>736556.34</text:p>
          </table:table-cell>
          <table:table-cell office:value-type="string" table:style-name="ce1">
            <text:p>MEZZ</text:p>
          </table:table-cell>
          <table:table-cell office:value-type="string" table:style-name="ce1">
            <text:p>OFFICE(S)</text:p>
          </table:table-cell>
          <table:table-cell office:value-type="float" office:value="43.98" table:style-name="ce1">
            <text:p>43.98</text:p>
          </table:table-cell>
          <table:table-cell office:value-type="float" office:value="36" table:style-name="ce1">
            <text:p>36</text:p>
          </table:table-cell>
          <table:table-cell office:value-type="float" office:value="1583.28" table:style-name="ce1">
            <text:p>1583.28</text:p>
          </table:table-cell>
          <table:table-cell table:number-columns-repeated="16363"/>
        </table:table-row>
        <table:table-row table:style-name="ro1">
          <table:table-cell office:value-type="float" office:value="4467" table:style-name="ce1">
            <text:p>4467</text:p>
          </table:table-cell>
          <table:table-cell office:value-type="float" office:value="2197563" table:style-name="ce1">
            <text:p>2197563</text:p>
          </table:table-cell>
          <table:table-cell office:value-type="date" office:date-value="2012-04-12T00:00:00" table:style-name="ce2">
            <text:p>12/04/2012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123500" table:style-name="ce1">
            <text:p>1235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BANK, -</text:p>
          </table:table-cell>
          <table:table-cell office:value-type="string" table:style-name="ce1">
            <text:p>Unit B2-R6</text:p>
          </table:table-cell>
          <table:table-cell office:value-type="string" table:style-name="ce1">
            <text:p>Beacon South Quarter</text:p>
          </table:table-cell>
          <table:table-cell office:value-type="string" table:style-name="ce1">
            <text:p>Sandyford</text:p>
          </table:table-cell>
          <table:table-cell office:value-type="string" table:style-name="ce1">
            <text:p>Dublin 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18966.13" table:style-name="ce1">
            <text:p>718966.13</text:p>
          </table:table-cell>
          <table:table-cell office:value-type="float" office:value="726762.73" table:style-name="ce1">
            <text:p>726762.7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982" table:style-name="ce1">
            <text:p>6982</text:p>
          </table:table-cell>
          <table:table-cell office:value-type="float" office:value="2184480" table:style-name="ce1">
            <text:p>2184480</text:p>
          </table:table-cell>
          <table:table-cell office:value-type="date" office:date-value="2019-09-17T00:00:00" table:style-name="ce2">
            <text:p>17/09/2019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FINGAL COUNTY COUNCIL</text:p>
          </table:table-cell>
          <table:table-cell office:value-type="float" office:value="166900" table:style-name="ce1">
            <text:p>1669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SHOP, -</text:p>
          </table:table-cell>
          <table:table-cell office:value-type="string" table:style-name="ce1">
            <text:p>FLOOR(S) 1</text:p>
          </table:table-cell>
          <table:table-cell office:value-type="string" table:style-name="ce1">
            <text:p>113 GREEN MALL</text:p>
          </table:table-cell>
          <table:table-cell office:value-type="string" table:style-name="ce1">
            <text:p>BLANCHARDSTOWN CENTRE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CO. DUBLIN</text:p>
          </table:table-cell>
          <table:table-cell office:value-type="float" office:value="0" table:style-name="ce1">
            <text:p>0</text:p>
          </table:table-cell>
          <table:table-cell office:value-type="float" office:value="706903.85" table:style-name="ce1">
            <text:p>706903.85</text:p>
          </table:table-cell>
          <table:table-cell office:value-type="float" office:value="739127.14" table:style-name="ce1">
            <text:p>739127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A</text:p>
          </table:table-cell>
          <table:table-cell office:value-type="float" office:value="37.950000000000003" table:style-name="ce1">
            <text:p>37.95</text:p>
          </table:table-cell>
          <table:table-cell office:value-type="float" office:value="2400" table:style-name="ce1">
            <text:p>2400</text:p>
          </table:table-cell>
          <table:table-cell office:value-type="float" office:value="91080" table:style-name="ce1">
            <text:p>91080</text:p>
          </table:table-cell>
          <table:table-cell table:number-columns-repeated="16363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float" office:value="381727" table:style-name="ce1">
            <text:p>381727</text:p>
          </table:table-cell>
          <table:table-cell office:value-type="date" office:date-value="2011-06-16T00:00:00" table:style-name="ce2">
            <text:p>16/06/2011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36400" table:style-name="ce1">
            <text:p>36400</text:p>
          </table:table-cell>
          <table:table-cell office:value-type="string" table:style-name="ce1">
            <text:p>MISCELLANEOUS</text:p>
          </table:table-cell>
          <table:table-cell office:value-type="string" table:style-name="ce1">
            <text:p>CRECHE (RETAIL), -</text:p>
          </table:table-cell>
          <table:table-cell office:value-type="string" table:style-name="ce1">
            <text:p>4 St Gallâ€™s Gardens South</text:p>
          </table:table-cell>
          <table:table-cell office:value-type="string" table:style-name="ce1">
            <text:p>Milltown</text:p>
          </table:table-cell>
          <table:table-cell office:value-type="string" table:style-name="ce1">
            <text:p>Dublin 1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16678.45" table:style-name="ce1">
            <text:p>716678.45</text:p>
          </table:table-cell>
          <table:table-cell office:value-type="float" office:value="729635.79" table:style-name="ce1">
            <text:p>729635.7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FFICE(S)</text:p>
          </table:table-cell>
          <table:table-cell office:value-type="float" office:value="59.46" table:style-name="ce1">
            <text:p>59.46</text:p>
          </table:table-cell>
          <table:table-cell office:value-type="float" office:value="200" table:style-name="ce1">
            <text:p>200</text:p>
          </table:table-cell>
          <table:table-cell office:value-type="float" office:value="11892" table:style-name="ce1">
            <text:p>11892</text:p>
          </table:table-cell>
          <table:table-cell table:number-columns-repeated="16363"/>
        </table:table-row>
        <table:table-row table:style-name="ro1">
          <table:table-cell office:value-type="float" office:value="6657" table:style-name="ce1">
            <text:p>6657</text:p>
          </table:table-cell>
          <table:table-cell office:value-type="float" office:value="408434" table:style-name="ce1">
            <text:p>408434</text:p>
          </table:table-cell>
          <table:table-cell office:value-type="date" office:date-value="2007-12-31T00:00:00" table:style-name="ce2">
            <text:p>31/12/2007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OUTH DUBLIN COUNTY COUNCI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 CATEGORY SELECTED</text:p>
          </table:table-cell>
          <table:table-cell office:value-type="string" table:style-name="ce1">
            <text:p>AMALGAMATED, -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708862.47" table:style-name="ce1">
            <text:p>708862.47</text:p>
          </table:table-cell>
          <table:table-cell office:value-type="float" office:value="731659.7" table:style-name="ce1">
            <text:p>731659.7</text:p>
          </table:table-cell>
          <table:table-cell table:style-name="ce1"/>
          <table:table-cell office:value-type="string" table:style-name="ce1">
            <text:p>PLANT ROOM</text:p>
          </table:table-cell>
          <table:table-cell office:value-type="float" office:value="800" table:style-name="ce1">
            <text:p>8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0735" table:style-name="ce1">
            <text:p>20735</text:p>
          </table:table-cell>
          <table:table-cell office:value-type="float" office:value="5005178" table:style-name="ce1">
            <text:p>5005178</text:p>
          </table:table-cell>
          <table:table-cell office:value-type="date" office:date-value="2015-03-09T00:00:00" table:style-name="ce2">
            <text:p>09/03/2015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14060" table:style-name="ce1">
            <text:p>1406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WAREHOUSE, -</text:p>
          </table:table-cell>
          <table:table-cell office:value-type="string" table:style-name="ce1">
            <text:p>UNIT 1,</text:p>
          </table:table-cell>
          <table:table-cell office:value-type="string" table:style-name="ce1">
            <text:p>GREENMOUNT IND EST,</text:p>
          </table:table-cell>
          <table:table-cell office:value-type="string" table:style-name="ce1">
            <text:p>HAROLDS CROSS,</text:p>
          </table:table-cell>
          <table:table-cell office:value-type="string" table:style-name="ce1">
            <text:p>DUBLIN 1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14692.18" table:style-name="ce1">
            <text:p>714692.18</text:p>
          </table:table-cell>
          <table:table-cell office:value-type="float" office:value="732336.39" table:style-name="ce1">
            <text:p>732336.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FFICE(S)</text:p>
          </table:table-cell>
          <table:table-cell office:value-type="float" office:value="42.33" table:style-name="ce1">
            <text:p>42.33</text:p>
          </table:table-cell>
          <table:table-cell office:value-type="float" office:value="34" table:style-name="ce1">
            <text:p>34</text:p>
          </table:table-cell>
          <table:table-cell office:value-type="float" office:value="1439.22" table:style-name="ce1">
            <text:p>1439.22</text:p>
          </table:table-cell>
          <table:table-cell table:number-columns-repeated="16363"/>
        </table:table-row>
        <table:table-row table:style-name="ro1">
          <table:table-cell office:value-type="float" office:value="15740" table:style-name="ce1">
            <text:p>15740</text:p>
          </table:table-cell>
          <table:table-cell office:value-type="float" office:value="2207693" table:style-name="ce1">
            <text:p>2207693</text:p>
          </table:table-cell>
          <table:table-cell office:value-type="date" office:date-value="2019-12-13T00:00:00" table:style-name="ce2">
            <text:p>13/12/2019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-LIST</text:p>
          </table:table-cell>
          <table:table-cell office:value-type="string" table:style-name="ce1">
            <text:p>DEMOLISHED / INCAPABLE OF USE, -</text:p>
          </table:table-cell>
          <table:table-cell office:value-type="string" table:style-name="ce1">
            <text:p>On 28a Jones Road</text:p>
          </table:table-cell>
          <table:table-cell office:value-type="string" table:style-name="ce1">
            <text:p>Drumcondra</text:p>
          </table:table-cell>
          <table:table-cell office:value-type="string" table:style-name="ce1">
            <text:p>Dublin 9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16255.65" table:style-name="ce1">
            <text:p>716255.65</text:p>
          </table:table-cell>
          <table:table-cell office:value-type="float" office:value="735969.72" table:style-name="ce1">
            <text:p>735969.72</text:p>
          </table:table-cell>
          <table:table-cell office:value-type="string" table:style-name="ce1">
            <text:p>G4</text:p>
          </table:table-cell>
          <table:table-cell office:value-type="string" table:style-name="ce1">
            <text:p>SHEET 48 ADD 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1654" table:style-name="ce1">
            <text:p>21654</text:p>
          </table:table-cell>
          <table:table-cell office:value-type="float" office:value="5002744" table:style-name="ce1">
            <text:p>5002744</text:p>
          </table:table-cell>
          <table:table-cell office:value-type="date" office:date-value="2017-09-15T00:00:00" table:style-name="ce2">
            <text:p>15/09/2017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OUTH DUBLIN COUNTY COUNCIL</text:p>
          </table:table-cell>
          <table:table-cell office:value-type="float" office:value="19440" table:style-name="ce1">
            <text:p>1944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SHOP, -</text:p>
          </table:table-cell>
          <table:table-cell office:value-type="string" table:style-name="ce1">
            <text:p>Unit 54 Slade Castle Shopping Centre</text:p>
          </table:table-cell>
          <table:table-cell office:value-type="string" table:style-name="ce1">
            <text:p>Saggart</text:p>
          </table:table-cell>
          <table:table-cell office:value-type="string" table:style-name="ce1">
            <text:p>Co Dubli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03662.02" table:style-name="ce1">
            <text:p>703662.02</text:p>
          </table:table-cell>
          <table:table-cell office:value-type="float" office:value="726590.49" table:style-name="ce1">
            <text:p>726590.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A</text:p>
          </table:table-cell>
          <table:table-cell office:value-type="float" office:value="28.91" table:style-name="ce1">
            <text:p>28.91</text:p>
          </table:table-cell>
          <table:table-cell office:value-type="float" office:value="330" table:style-name="ce1">
            <text:p>330</text:p>
          </table:table-cell>
          <table:table-cell office:value-type="float" office:value="9540.2999999999993" table:style-name="ce1">
            <text:p>9540.3</text:p>
          </table:table-cell>
          <table:table-cell table:number-columns-repeated="16363"/>
        </table:table-row>
        <table:table-row table:style-name="ro1">
          <table:table-cell office:value-type="float" office:value="14427" table:style-name="ce1">
            <text:p>14427</text:p>
          </table:table-cell>
          <table:table-cell office:value-type="float" office:value="526156" table:style-name="ce1">
            <text:p>526156</text:p>
          </table:table-cell>
          <table:table-cell office:value-type="date" office:date-value="2011-07-22T00:00:00" table:style-name="ce2">
            <text:p>22/07/2011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71000" table:style-name="ce1">
            <text:p>71000</text:p>
          </table:table-cell>
          <table:table-cell office:value-type="string" table:style-name="ce1">
            <text:p>OFFICE</text:p>
          </table:table-cell>
          <table:table-cell office:value-type="string" table:style-name="ce1">
            <text:p>OFFICE (GEORGIAN / VICTORIAN), -</text:p>
          </table:table-cell>
          <table:table-cell office:value-type="string" table:style-name="ce1">
            <text:p>43 Georges Street Upper</text:p>
          </table:table-cell>
          <table:table-cell office:value-type="string" table:style-name="ce1">
            <text:p>Dun Laoghaire</text:p>
          </table:table-cell>
          <table:table-cell office:value-type="string" table:style-name="ce1">
            <text:p>Co. Dublin<text:s/>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24542.29" table:style-name="ce1">
            <text:p>724542.29</text:p>
          </table:table-cell>
          <table:table-cell office:value-type="float" office:value="728302.11" table:style-name="ce1">
            <text:p>728302.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FFICE(S)</text:p>
          </table:table-cell>
          <table:table-cell office:value-type="float" office:value="40.590000000000003" table:style-name="ce1">
            <text:p>40.59</text:p>
          </table:table-cell>
          <table:table-cell office:value-type="float" office:value="250" table:style-name="ce1">
            <text:p>250</text:p>
          </table:table-cell>
          <table:table-cell office:value-type="float" office:value="10147.5" table:style-name="ce1">
            <text:p>10147.5</text:p>
          </table:table-cell>
          <table:table-cell table:number-columns-repeated="16363"/>
        </table:table-row>
        <table:table-row table:style-name="ro1">
          <table:table-cell office:value-type="float" office:value="5135" table:style-name="ce1">
            <text:p>5135</text:p>
          </table:table-cell>
          <table:table-cell office:value-type="float" office:value="2201280" table:style-name="ce1">
            <text:p>2201280</text:p>
          </table:table-cell>
          <table:table-cell office:value-type="date" office:date-value="2019-09-17T00:00:00" table:style-name="ce2">
            <text:p>17/09/2019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FINGAL COUNTY COUNCIL</text:p>
          </table:table-cell>
          <table:table-cell office:value-type="float" office:value="22200" table:style-name="ce1">
            <text:p>2220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WAREHOUSE, -</text:p>
          </table:table-cell>
          <table:table-cell office:value-type="string" table:style-name="ce1">
            <text:p>D13 THE ENTERPRISE CENTRE</text:p>
          </table:table-cell>
          <table:table-cell office:value-type="string" table:style-name="ce1">
            <text:p>NORTH CITY BUSINESS PARK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CO. DUBLI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11631.74" table:style-name="ce1">
            <text:p>711631.74</text:p>
          </table:table-cell>
          <table:table-cell office:value-type="float" office:value="739864.59" table:style-name="ce1">
            <text:p>739864.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FFICE(S)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90" table:style-name="ce1">
            <text:p>90</text:p>
          </table:table-cell>
          <table:table-cell office:value-type="float" office:value="3672" table:style-name="ce1">
            <text:p>3672</text:p>
          </table:table-cell>
          <table:table-cell table:number-columns-repeated="16363"/>
        </table:table-row>
        <table:table-row table:style-name="ro1">
          <table:table-cell office:value-type="float" office:value="15926" table:style-name="ce1">
            <text:p>15926</text:p>
          </table:table-cell>
          <table:table-cell office:value-type="float" office:value="2150868" table:style-name="ce1">
            <text:p>2150868</text:p>
          </table:table-cell>
          <table:table-cell office:value-type="date" office:date-value="2017-09-15T00:00:00" table:style-name="ce2">
            <text:p>15/09/2017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OUTH DUBLIN COUNTY COUNCIL</text:p>
          </table:table-cell>
          <table:table-cell office:value-type="float" office:value="31800" table:style-name="ce1">
            <text:p>3180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WAREHOUSE, -</text:p>
          </table:table-cell>
          <table:table-cell office:value-type="string" table:style-name="ce1">
            <text:p>Unit E2 Weatherwell Business Park</text:p>
          </table:table-cell>
          <table:table-cell office:value-type="string" table:style-name="ce1">
            <text:p>Clondalkin</text:p>
          </table:table-cell>
          <table:table-cell office:value-type="string" table:style-name="ce1">
            <text:p>Dublin 2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06675.96" table:style-name="ce1">
            <text:p>706675.96</text:p>
          </table:table-cell>
          <table:table-cell office:value-type="float" office:value="732494.01" table:style-name="ce1">
            <text:p>732494.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FFICE(S)</text:p>
          </table:table-cell>
          <table:table-cell office:value-type="float" office:value="119.93" table:style-name="ce1">
            <text:p>119.93</text:p>
          </table:table-cell>
          <table:table-cell office:value-type="float" office:value="35" table:style-name="ce1">
            <text:p>35</text:p>
          </table:table-cell>
          <table:table-cell office:value-type="float" office:value="4197.55" table:style-name="ce1">
            <text:p>4197.55</text:p>
          </table:table-cell>
          <table:table-cell table:number-columns-repeated="16363"/>
        </table:table-row>
        <table:table-row table:style-name="ro1">
          <table:table-cell office:value-type="float" office:value="28193" table:style-name="ce1">
            <text:p>28193</text:p>
          </table:table-cell>
          <table:table-cell office:value-type="float" office:value="731590" table:style-name="ce1">
            <text:p>731590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1120" table:style-name="ce1">
            <text:p>112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RIGHT OF TRADING, -</text:p>
          </table:table-cell>
          <table:table-cell office:value-type="string" table:style-name="ce1">
            <text:p>RIGHT OF STREET TRADING</text:p>
          </table:table-cell>
          <table:table-cell office:value-type="string" table:style-name="ce1">
            <text:p>COLES LANE</text:p>
          </table:table-cell>
          <table:table-cell office:value-type="string" table:style-name="ce1">
            <text:p>DUBLIN 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15612.31" table:style-name="ce1">
            <text:p>715612.31</text:p>
          </table:table-cell>
          <table:table-cell office:value-type="float" office:value="734669.55" table:style-name="ce1">
            <text:p>734669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IGHT OF STREET TRADING - PITCHES</text:p>
          </table:table-cell>
          <table:table-cell office:value-type="float" office:value="1" table:style-name="ce1">
            <text:p>1</text:p>
          </table:table-cell>
          <table:table-cell office:value-type="float" office:value="1125" table:style-name="ce1">
            <text:p>1125</text:p>
          </table:table-cell>
          <table:table-cell office:value-type="float" office:value="1125" table:style-name="ce1">
            <text:p>1125</text:p>
          </table:table-cell>
          <table:table-cell table:number-columns-repeated="16363"/>
        </table:table-row>
        <table:table-row table:style-name="ro1">
          <table:table-cell office:value-type="float" office:value="3664" table:style-name="ce1">
            <text:p>3664</text:p>
          </table:table-cell>
          <table:table-cell office:value-type="float" office:value="462728" table:style-name="ce1">
            <text:p>462728</text:p>
          </table:table-cell>
          <table:table-cell office:value-type="date" office:date-value="2017-09-15T00:00:00" table:style-name="ce2">
            <text:p>15/09/2017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OUTH DUBLIN COUNTY COUNCIL</text:p>
          </table:table-cell>
          <table:table-cell office:value-type="float" office:value="257000" table:style-name="ce1">
            <text:p>257000</text:p>
          </table:table-cell>
          <table:table-cell office:value-type="string" table:style-name="ce1">
            <text:p>RETAIL (WAREHOUSE)</text:p>
          </table:table-cell>
          <table:table-cell office:value-type="string" table:style-name="ce1">
            <text:p>MOTOR SHOWROOM, -</text:p>
          </table:table-cell>
          <table:table-cell office:value-type="string" table:style-name="ce1">
            <text:p>Kingswood Cross</text:p>
          </table:table-cell>
          <table:table-cell office:value-type="string" table:style-name="ce1">
            <text:p>Naas Road</text:p>
          </table:table-cell>
          <table:table-cell office:value-type="string" table:style-name="ce1">
            <text:p>Dublin 2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05286.84" table:style-name="ce1">
            <text:p>705286.84</text:p>
          </table:table-cell>
          <table:table-cell office:value-type="float" office:value="728951.48" table:style-name="ce1">
            <text:p>728951.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WROOM</text:p>
          </table:table-cell>
          <table:table-cell office:value-type="float" office:value="641.23" table:style-name="ce1">
            <text:p>641.23</text:p>
          </table:table-cell>
          <table:table-cell office:value-type="float" office:value="90" table:style-name="ce1">
            <text:p>90</text:p>
          </table:table-cell>
          <table:table-cell office:value-type="float" office:value="57710.7" table:style-name="ce1">
            <text:p>57710.7</text:p>
          </table:table-cell>
          <table:table-cell table:number-columns-repeated="16363"/>
        </table:table-row>
        <table:table-row table:style-name="ro1">
          <table:table-cell office:value-type="float" office:value="26008" table:style-name="ce1">
            <text:p>26008</text:p>
          </table:table-cell>
          <table:table-cell office:value-type="float" office:value="754490" table:style-name="ce1">
            <text:p>754490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11860" table:style-name="ce1">
            <text:p>1186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TAKE AWAY, -</text:p>
          </table:table-cell>
          <table:table-cell office:value-type="string" table:style-name="ce1">
            <text:p>155 KIMMAGE ROAD LOWER<text:s/></text:p>
          </table:table-cell>
          <table:table-cell office:value-type="string" table:style-name="ce1">
            <text:p>DUBLIN 6W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713938.99" table:style-name="ce1">
            <text:p>713938.99</text:p>
          </table:table-cell>
          <table:table-cell office:value-type="float" office:value="731310.64" table:style-name="ce1">
            <text:p>731310.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FFICE(S)</text:p>
          </table:table-cell>
          <table:table-cell office:value-type="float" office:value="24.65" table:style-name="ce1">
            <text:p>24.65</text:p>
          </table:table-cell>
          <table:table-cell office:value-type="float" office:value="35" table:style-name="ce1">
            <text:p>35</text:p>
          </table:table-cell>
          <table:table-cell office:value-type="float" office:value="862.75" table:style-name="ce1">
            <text:p>862.75</text:p>
          </table:table-cell>
          <table:table-cell table:number-columns-repeated="16363"/>
        </table:table-row>
        <table:table-row table:style-name="ro1">
          <table:table-cell office:value-type="float" office:value="2547" table:style-name="ce1">
            <text:p>2547</text:p>
          </table:table-cell>
          <table:table-cell office:value-type="float" office:value="911661" table:style-name="ce1">
            <text:p>911661</text:p>
          </table:table-cell>
          <table:table-cell office:value-type="date" office:date-value="2010-12-31T00:00:00" table:style-name="ce2">
            <text:p>31/12/2010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11180" table:style-name="ce1">
            <text:p>1118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KIOSK, -</text:p>
          </table:table-cell>
          <table:table-cell office:value-type="string" table:style-name="ce1">
            <text:p>Unit 213E Dun Loaghaire Sh Centre</text:p>
          </table:table-cell>
          <table:table-cell office:value-type="string" table:style-name="ce1">
            <text:p>Dun Loaghaire</text:p>
          </table:table-cell>
          <table:table-cell office:value-type="string" table:style-name="ce1">
            <text:p>Co.Dublin<text:s/>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24320.91" table:style-name="ce1">
            <text:p>724320.91</text:p>
          </table:table-cell>
          <table:table-cell office:value-type="float" office:value="728503.43" table:style-name="ce1">
            <text:p>728503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P</text:p>
          </table:table-cell>
          <table:table-cell office:value-type="float" office:value="10.17" table:style-name="ce1">
            <text:p>10.17</text:p>
          </table:table-cell>
          <table:table-cell office:value-type="float" office:value="1100" table:style-name="ce1">
            <text:p>1100</text:p>
          </table:table-cell>
          <table:table-cell office:value-type="float" office:value="11187" table:style-name="ce1">
            <text:p>11187</text:p>
          </table:table-cell>
          <table:table-cell table:number-columns-repeated="16363"/>
        </table:table-row>
        <table:table-row table:style-name="ro1">
          <table:table-cell office:value-type="float" office:value="9122" table:style-name="ce1">
            <text:p>9122</text:p>
          </table:table-cell>
          <table:table-cell office:value-type="float" office:value="397008" table:style-name="ce1">
            <text:p>397008</text:p>
          </table:table-cell>
          <table:table-cell office:value-type="date" office:date-value="2017-09-15T00:00:00" table:style-name="ce2">
            <text:p>15/09/2017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OUTH DUBLIN COUNTY COUNCIL</text:p>
          </table:table-cell>
          <table:table-cell office:value-type="float" office:value="10250" table:style-name="ce1">
            <text:p>1025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WAREHOUSE, -</text:p>
          </table:table-cell>
          <table:table-cell office:value-type="string" table:style-name="ce1">
            <text:p>Unit 2 Beechlawn Complex</text:p>
          </table:table-cell>
          <table:table-cell office:value-type="string" table:style-name="ce1">
            <text:p>Greenhills Industrial Estate</text:p>
          </table:table-cell>
          <table:table-cell office:value-type="string" table:style-name="ce1">
            <text:p>Walkinstown</text:p>
          </table:table-cell>
          <table:table-cell office:value-type="string" table:style-name="ce1">
            <text:p>Dublin 1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10897.23" table:style-name="ce1">
            <text:p>710897.23</text:p>
          </table:table-cell>
          <table:table-cell office:value-type="float" office:value="730566.26" table:style-name="ce1">
            <text:p>730566.26</text:p>
          </table:table-cell>
          <table:table-cell office:value-type="string" table:style-name="ce1">
            <text:p>MEZZ</text:p>
          </table:table-cell>
          <table:table-cell office:value-type="string" table:style-name="ce1">
            <text:p>STORE</text:p>
          </table:table-cell>
          <table:table-cell office:value-type="float" office:value="95.66" table:style-name="ce1">
            <text:p>95.66</text:p>
          </table:table-cell>
          <table:table-cell office:value-type="float" office:value="10" table:style-name="ce1">
            <text:p>10</text:p>
          </table:table-cell>
          <table:table-cell office:value-type="float" office:value="956.6" table:style-name="ce1">
            <text:p>956.6</text:p>
          </table:table-cell>
          <table:table-cell table:number-columns-repeated="16363"/>
        </table:table-row>
        <table:table-row table:style-name="ro1">
          <table:table-cell office:value-type="float" office:value="3740" table:style-name="ce1">
            <text:p>3740</text:p>
          </table:table-cell>
          <table:table-cell office:value-type="float" office:value="432144" table:style-name="ce1">
            <text:p>432144</text:p>
          </table:table-cell>
          <table:table-cell office:value-type="date" office:date-value="2019-09-17T00:00:00" table:style-name="ce2">
            <text:p>17/09/2019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FINGAL COUNTY COUNCIL</text:p>
          </table:table-cell>
          <table:table-cell office:value-type="float" office:value="4480" table:style-name="ce1">
            <text:p>448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SHOP, -</text:p>
          </table:table-cell>
          <table:table-cell office:value-type="string" table:style-name="ce1">
            <text:p>UNIT 1 MAIN STREET (LUSK)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CO. DUBLI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21601.25" table:style-name="ce1">
            <text:p>721601.25</text:p>
          </table:table-cell>
          <table:table-cell office:value-type="float" office:value="754584.62" table:style-name="ce1">
            <text:p>754584.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E</text:p>
          </table:table-cell>
          <table:table-cell office:value-type="float" office:value="18.72" table:style-name="ce1">
            <text:p>18.72</text:p>
          </table:table-cell>
          <table:table-cell office:value-type="float" office:value="24" table:style-name="ce1">
            <text:p>24</text:p>
          </table:table-cell>
          <table:table-cell office:value-type="float" office:value="449.28" table:style-name="ce1">
            <text:p>449.28</text:p>
          </table:table-cell>
          <table:table-cell table:number-columns-repeated="16363"/>
        </table:table-row>
        <table:table-row table:style-name="ro1">
          <table:table-cell office:value-type="float" office:value="12765" table:style-name="ce1">
            <text:p>12765</text:p>
          </table:table-cell>
          <table:table-cell office:value-type="float" office:value="2166647" table:style-name="ce1">
            <text:p>2166647</text:p>
          </table:table-cell>
          <table:table-cell office:value-type="date" office:date-value="2010-12-31T00:00:00" table:style-name="ce2">
            <text:p>31/12/2010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70700" table:style-name="ce1">
            <text:p>70700</text:p>
          </table:table-cell>
          <table:table-cell office:value-type="string" table:style-name="ce1">
            <text:p>OFFICE</text:p>
          </table:table-cell>
          <table:table-cell office:value-type="string" table:style-name="ce1">
            <text:p>OFFICE (3RD GENERATION), -</text:p>
          </table:table-cell>
          <table:table-cell office:value-type="string" table:style-name="ce1">
            <text:p>Suite 23 The Mall</text:p>
          </table:table-cell>
          <table:table-cell office:value-type="string" table:style-name="ce1">
            <text:p>Beacon Court</text:p>
          </table:table-cell>
          <table:table-cell office:value-type="string" table:style-name="ce1">
            <text:p>Blackthorn Road</text:p>
          </table:table-cell>
          <table:table-cell office:value-type="string" table:style-name="ce1">
            <text:p>Dublin 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18764.41" table:style-name="ce1">
            <text:p>718764.41</text:p>
          </table:table-cell>
          <table:table-cell office:value-type="float" office:value="726497.19" table:style-name="ce1">
            <text:p>726497.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FFICE(S)</text:p>
          </table:table-cell>
          <table:table-cell office:value-type="float" office:value="67.16" table:style-name="ce1">
            <text:p>67.16</text:p>
          </table:table-cell>
          <table:table-cell office:value-type="float" office:value="320" table:style-name="ce1">
            <text:p>320</text:p>
          </table:table-cell>
          <table:table-cell office:value-type="float" office:value="21491.200000000001" table:style-name="ce1">
            <text:p>21491.2</text:p>
          </table:table-cell>
          <table:table-cell table:number-columns-repeated="16363"/>
        </table:table-row>
        <table:table-row table:style-name="ro1">
          <table:table-cell office:value-type="float" office:value="19564" table:style-name="ce1">
            <text:p>19564</text:p>
          </table:table-cell>
          <table:table-cell office:value-type="float" office:value="456964" table:style-name="ce1">
            <text:p>456964</text:p>
          </table:table-cell>
          <table:table-cell office:value-type="date" office:date-value="2017-09-15T00:00:00" table:style-name="ce2">
            <text:p>15/09/2017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OUTH DUBLIN COUNTY COUNCIL</text:p>
          </table:table-cell>
          <table:table-cell office:value-type="float" office:value="19300" table:style-name="ce1">
            <text:p>193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SHOP, -</text:p>
          </table:table-cell>
          <table:table-cell office:value-type="string" table:style-name="ce1">
            <text:p>2 Johnstown Cottages</text:p>
          </table:table-cell>
          <table:table-cell office:value-type="string" table:style-name="ce1">
            <text:p>Kennelsfort Road</text:p>
          </table:table-cell>
          <table:table-cell office:value-type="string" table:style-name="ce1">
            <text:p>Palmerstow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07993" table:style-name="ce1">
            <text:p>707993</text:p>
          </table:table-cell>
          <table:table-cell office:value-type="float" office:value="734308.6" table:style-name="ce1">
            <text:p>734308.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A</text:p>
          </table:table-cell>
          <table:table-cell office:value-type="float" office:value="33.119999999999997" table:style-name="ce1">
            <text:p>33.12</text:p>
          </table:table-cell>
          <table:table-cell office:value-type="float" office:value="380" table:style-name="ce1">
            <text:p>380</text:p>
          </table:table-cell>
          <table:table-cell office:value-type="float" office:value="12585.6" table:style-name="ce1">
            <text:p>12585.6</text:p>
          </table:table-cell>
          <table:table-cell table:number-columns-repeated="16363"/>
        </table:table-row>
        <table:table-row table:style-name="ro1">
          <table:table-cell office:value-type="float" office:value="27734" table:style-name="ce1">
            <text:p>27734</text:p>
          </table:table-cell>
          <table:table-cell office:value-type="float" office:value="799100" table:style-name="ce1">
            <text:p>799100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194600" table:style-name="ce1">
            <text:p>1946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SHOE SHOP, -</text:p>
          </table:table-cell>
          <table:table-cell office:value-type="string" table:style-name="ce1">
            <text:p>SHOP <text:s/>STORES,</text:p>
          </table:table-cell>
          <table:table-cell office:value-type="string" table:style-name="ce1">
            <text:p>57 GRAFTON STREET,<text:s text:c="11"/></text:p>
          </table:table-cell>
          <table:table-cell office:value-type="string" table:style-name="ce1">
            <text:p>DUBLIN 2.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15810.44" table:style-name="ce1">
            <text:p>715810.44</text:p>
          </table:table-cell>
          <table:table-cell office:value-type="float" office:value="733639.58" table:style-name="ce1">
            <text:p>733639.5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ORE</text:p>
          </table:table-cell>
          <table:table-cell office:value-type="float" office:value="42.4" table:style-name="ce1">
            <text:p>42.4</text:p>
          </table:table-cell>
          <table:table-cell office:value-type="float" office:value="140" table:style-name="ce1">
            <text:p>140</text:p>
          </table:table-cell>
          <table:table-cell office:value-type="float" office:value="5936" table:style-name="ce1">
            <text:p>5936</text:p>
          </table:table-cell>
          <table:table-cell table:number-columns-repeated="16363"/>
        </table:table-row>
        <table:table-row table:style-name="ro1">
          <table:table-cell office:value-type="float" office:value="7357" table:style-name="ce1">
            <text:p>7357</text:p>
          </table:table-cell>
          <table:table-cell office:value-type="float" office:value="329752" table:style-name="ce1">
            <text:p>329752</text:p>
          </table:table-cell>
          <table:table-cell office:value-type="date" office:date-value="2010-12-31T00:00:00" table:style-name="ce2">
            <text:p>31/12/2010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20400" table:style-name="ce1">
            <text:p>204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DRY CLEANERS / LAUNDERETTE, -</text:p>
          </table:table-cell>
          <table:table-cell office:value-type="string" table:style-name="ce1">
            <text:p>12A Clonkeen Rd</text:p>
          </table:table-cell>
          <table:table-cell office:value-type="string" table:style-name="ce1">
            <text:p>Deansgrange<text:s/></text:p>
          </table:table-cell>
          <table:table-cell office:value-type="string" table:style-name="ce1">
            <text:p>Blackrock</text:p>
          </table:table-cell>
          <table:table-cell office:value-type="string" table:style-name="ce1">
            <text:p>Co Dubli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22505.24" table:style-name="ce1">
            <text:p>722505.24</text:p>
          </table:table-cell>
          <table:table-cell office:value-type="float" office:value="726857.41" table:style-name="ce1">
            <text:p>726857.4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9773" table:style-name="ce1">
            <text:p>9773</text:p>
          </table:table-cell>
          <table:table-cell office:value-type="float" office:value="5011285" table:style-name="ce1">
            <text:p>5011285</text:p>
          </table:table-cell>
          <table:table-cell office:value-type="date" office:date-value="2019-06-12T00:00:00" table:style-name="ce2">
            <text:p>12/06/2019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MISCELLANEOUS</text:p>
          </table:table-cell>
          <table:table-cell office:value-type="string" table:style-name="ce1">
            <text:p>CAR PARK (OFFICE), -</text:p>
          </table:table-cell>
          <table:table-cell office:value-type="string" table:style-name="ce1">
            <text:p>Car Park</text:p>
          </table:table-cell>
          <table:table-cell office:value-type="string" table:style-name="ce1">
            <text:p>6a Baggot Street</text:p>
          </table:table-cell>
          <table:table-cell office:value-type="string" table:style-name="ce1">
            <text:p>Dublin 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716505.26" table:style-name="ce1">
            <text:p>716505.26</text:p>
          </table:table-cell>
          <table:table-cell office:value-type="float" office:value="733230.87" table:style-name="ce1">
            <text:p>733230.8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R SPACES (NO. OF)</text:p>
          </table:table-cell>
          <table:table-cell office:value-type="float" office:value="1" table:style-name="ce1">
            <text:p>1</text:p>
          </table:table-cell>
          <table:table-cell office:value-type="float" office:value="750" table:style-name="ce1">
            <text:p>750</text:p>
          </table:table-cell>
          <table:table-cell office:value-type="float" office:value="750" table:style-name="ce1">
            <text:p>750</text:p>
          </table:table-cell>
          <table:table-cell table:number-columns-repeated="16363"/>
        </table:table-row>
        <table:table-row table:style-name="ro1">
          <table:table-cell office:value-type="float" office:value="10406" table:style-name="ce1">
            <text:p>10406</text:p>
          </table:table-cell>
          <table:table-cell office:value-type="float" office:value="598407" table:style-name="ce1">
            <text:p>598407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5830" table:style-name="ce1">
            <text:p>583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HAIRDRESSING SALON, -</text:p>
          </table:table-cell>
          <table:table-cell office:value-type="string" table:style-name="ce1">
            <text:p>209 DECIES ROAD</text:p>
          </table:table-cell>
          <table:table-cell office:value-type="string" table:style-name="ce1">
            <text:p>BALLYFERMOT</text:p>
          </table:table-cell>
          <table:table-cell office:value-type="string" table:style-name="ce1">
            <text:p>DUBLIN 1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10220.65" table:style-name="ce1">
            <text:p>710220.65</text:p>
          </table:table-cell>
          <table:table-cell office:value-type="float" office:value="733376.17" table:style-name="ce1">
            <text:p>733376.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A</text:p>
          </table:table-cell>
          <table:table-cell office:value-type="float" office:value="16.420000000000002" table:style-name="ce1">
            <text:p>16.42</text:p>
          </table:table-cell>
          <table:table-cell office:value-type="float" office:value="300" table:style-name="ce1">
            <text:p>300</text:p>
          </table:table-cell>
          <table:table-cell office:value-type="float" office:value="4926" table:style-name="ce1">
            <text:p>4926</text:p>
          </table:table-cell>
          <table:table-cell table:number-columns-repeated="16363"/>
        </table:table-row>
        <table:table-row table:style-name="ro1">
          <table:table-cell office:value-type="float" office:value="7866" table:style-name="ce1">
            <text:p>7866</text:p>
          </table:table-cell>
          <table:table-cell office:value-type="float" office:value="305483" table:style-name="ce1">
            <text:p>305483</text:p>
          </table:table-cell>
          <table:table-cell office:value-type="date" office:date-value="2019-09-17T00:00:00" table:style-name="ce2">
            <text:p>17/09/2019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FINGAL COUNTY COUNCIL</text:p>
          </table:table-cell>
          <table:table-cell office:value-type="float" office:value="297000" table:style-name="ce1">
            <text:p>29700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HANGAR, APRON</text:p>
          </table:table-cell>
          <table:table-cell office:value-type="string" table:style-name="ce1">
            <text:p>WESTLANDS SITE AER LINGUS</text:p>
          </table:table-cell>
          <table:table-cell office:value-type="string" table:style-name="ce1">
            <text:p>HUNTSTOWN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CO. DUBLI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15532.89" table:style-name="ce1">
            <text:p>715532.89</text:p>
          </table:table-cell>
          <table:table-cell office:value-type="float" office:value="743581.79" table:style-name="ce1">
            <text:p>743581.7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ARD</text:p>
          </table:table-cell>
          <table:table-cell office:value-type="float" office:value="3453.44" table:style-name="ce1">
            <text:p>3453.44</text:p>
          </table:table-cell>
          <table:table-cell office:value-type="float" office:value="30" table:style-name="ce1">
            <text:p>30</text:p>
          </table:table-cell>
          <table:table-cell office:value-type="float" office:value="103603.2" table:style-name="ce1">
            <text:p>103603.2</text:p>
          </table:table-cell>
          <table:table-cell table:number-columns-repeated="16363"/>
        </table:table-row>
        <table:table-row table:style-name="ro1">
          <table:table-cell office:value-type="float" office:value="30093" table:style-name="ce1">
            <text:p>30093</text:p>
          </table:table-cell>
          <table:table-cell office:value-type="float" office:value="2165961" table:style-name="ce1">
            <text:p>2165961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RIGHT OF TRADING, -</text:p>
          </table:table-cell>
          <table:table-cell office:value-type="string" table:style-name="ce1">
            <text:p>TRADING PITCH NO.19</text:p>
          </table:table-cell>
          <table:table-cell office:value-type="string" table:style-name="ce1">
            <text:p>THOMAS STREET</text:p>
          </table:table-cell>
          <table:table-cell office:value-type="string" table:style-name="ce1">
            <text:p>DUBLIN 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14727.34" table:style-name="ce1">
            <text:p>714727.34</text:p>
          </table:table-cell>
          <table:table-cell office:value-type="float" office:value="733891.52" table:style-name="ce1">
            <text:p>733891.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IGHT OF STREET TRADING - PITCHES</text:p>
          </table:table-cell>
          <table:table-cell office:value-type="float" office:value="1" table:style-name="ce1">
            <text:p>1</text:p>
          </table:table-cell>
          <table:table-cell office:value-type="float" office:value="350" table:style-name="ce1">
            <text:p>350</text:p>
          </table:table-cell>
          <table:table-cell office:value-type="float" office:value="350" table:style-name="ce1">
            <text:p>350</text:p>
          </table:table-cell>
          <table:table-cell table:number-columns-repeated="16363"/>
        </table:table-row>
        <table:table-row table:style-name="ro1">
          <table:table-cell office:value-type="float" office:value="12794" table:style-name="ce1">
            <text:p>12794</text:p>
          </table:table-cell>
          <table:table-cell office:value-type="float" office:value="1035287" table:style-name="ce1">
            <text:p>1035287</text:p>
          </table:table-cell>
          <table:table-cell office:value-type="date" office:date-value="2019-09-17T00:00:00" table:style-name="ce2">
            <text:p>17/09/2019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FINGAL COUNTY COUNCIL</text:p>
          </table:table-cell>
          <table:table-cell office:value-type="float" office:value="221000" table:style-name="ce1">
            <text:p>2210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SHOP, -</text:p>
          </table:table-cell>
          <table:table-cell office:value-type="string" table:style-name="ce1">
            <text:p>FLOOR(S) 1</text:p>
          </table:table-cell>
          <table:table-cell office:value-type="string" table:style-name="ce1">
            <text:p>149 GREEN MALL</text:p>
          </table:table-cell>
          <table:table-cell office:value-type="string" table:style-name="ce1">
            <text:p>BLANCHARDSTOWN CENTRE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CO. DUBLIN</text:p>
          </table:table-cell>
          <table:table-cell office:value-type="float" office:value="0" table:style-name="ce1">
            <text:p>0</text:p>
          </table:table-cell>
          <table:table-cell office:value-type="float" office:value="707076.24" table:style-name="ce1">
            <text:p>707076.24</text:p>
          </table:table-cell>
          <table:table-cell office:value-type="float" office:value="739286.72" table:style-name="ce1">
            <text:p>739286.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B</text:p>
          </table:table-cell>
          <table:table-cell office:value-type="float" office:value="64.69" table:style-name="ce1">
            <text:p>64.69</text:p>
          </table:table-cell>
          <table:table-cell office:value-type="float" office:value="1200" table:style-name="ce1">
            <text:p>1200</text:p>
          </table:table-cell>
          <table:table-cell office:value-type="float" office:value="77628" table:style-name="ce1">
            <text:p>77628</text:p>
          </table:table-cell>
          <table:table-cell table:number-columns-repeated="16363"/>
        </table:table-row>
        <table:table-row table:style-name="ro1">
          <table:table-cell office:value-type="float" office:value="14673" table:style-name="ce1">
            <text:p>14673</text:p>
          </table:table-cell>
          <table:table-cell office:value-type="float" office:value="2145910" table:style-name="ce1">
            <text:p>2145910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52600" table:style-name="ce1">
            <text:p>5260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WAREHOUSE, -</text:p>
          </table:table-cell>
          <table:table-cell office:value-type="string" table:style-name="ce1">
            <text:p>A2. A3 GLASNEVIN BUSINESS PARK</text:p>
          </table:table-cell>
          <table:table-cell office:value-type="string" table:style-name="ce1">
            <text:p>BALLYBOGGAN ROAD</text:p>
          </table:table-cell>
          <table:table-cell office:value-type="string" table:style-name="ce1">
            <text:p>DUBLIN 1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12578.57" table:style-name="ce1">
            <text:p>712578.57</text:p>
          </table:table-cell>
          <table:table-cell office:value-type="float" office:value="737548.96" table:style-name="ce1">
            <text:p>737548.9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FFICE(S)</text:p>
          </table:table-cell>
          <table:table-cell office:value-type="float" office:value="80.64" table:style-name="ce1">
            <text:p>80.64</text:p>
          </table:table-cell>
          <table:table-cell office:value-type="float" office:value="52" table:style-name="ce1">
            <text:p>52</text:p>
          </table:table-cell>
          <table:table-cell office:value-type="float" office:value="4193.28" table:style-name="ce1">
            <text:p>4193.28</text:p>
          </table:table-cell>
          <table:table-cell table:number-columns-repeated="16363"/>
        </table:table-row>
        <table:table-row table:style-name="ro1">
          <table:table-cell office:value-type="float" office:value="5813" table:style-name="ce1">
            <text:p>5813</text:p>
          </table:table-cell>
          <table:table-cell office:value-type="float" office:value="5002672" table:style-name="ce1">
            <text:p>5002672</text:p>
          </table:table-cell>
          <table:table-cell office:value-type="date" office:date-value="2019-09-17T00:00:00" table:style-name="ce2">
            <text:p>17/09/2019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FINGAL COUNTY COUNCIL</text:p>
          </table:table-cell>
          <table:table-cell office:value-type="float" office:value="23200" table:style-name="ce1">
            <text:p>232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SHOP, -</text:p>
          </table:table-cell>
          <table:table-cell office:value-type="string" table:style-name="ce1">
            <text:p>UNIT 5 BLOCK B TYRRELSTOWN TOWN CENTRE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CO. DUBLI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07433.79" table:style-name="ce1">
            <text:p>707433.79</text:p>
          </table:table-cell>
          <table:table-cell office:value-type="float" office:value="742280.36" table:style-name="ce1">
            <text:p>742280.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E</text:p>
          </table:table-cell>
          <table:table-cell office:value-type="float" office:value="21.11" table:style-name="ce1">
            <text:p>21.11</text:p>
          </table:table-cell>
          <table:table-cell office:value-type="float" office:value="30" table:style-name="ce1">
            <text:p>30</text:p>
          </table:table-cell>
          <table:table-cell office:value-type="float" office:value="633.29999999999995" table:style-name="ce1">
            <text:p>633.3</text:p>
          </table:table-cell>
          <table:table-cell table:number-columns-repeated="16363"/>
        </table:table-row>
        <table:table-row table:style-name="ro1">
          <table:table-cell office:value-type="float" office:value="36287" table:style-name="ce1">
            <text:p>36287</text:p>
          </table:table-cell>
          <table:table-cell office:value-type="float" office:value="731306" table:style-name="ce1">
            <text:p>731306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19110" table:style-name="ce1">
            <text:p>1911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MISCELLANEOUS, -</text:p>
          </table:table-cell>
          <table:table-cell office:value-type="string" table:style-name="ce1">
            <text:p>The Model Shop<text:s text:c="6"/></text:p>
          </table:table-cell>
          <table:table-cell office:value-type="string" table:style-name="ce1">
            <text:p>13 Capel Street</text:p>
          </table:table-cell>
          <table:table-cell office:value-type="string" table:style-name="ce1">
            <text:p>Dublin 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15322.87" table:style-name="ce1">
            <text:p>715322.87</text:p>
          </table:table-cell>
          <table:table-cell office:value-type="float" office:value="734357.66" table:style-name="ce1">
            <text:p>734357.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A</text:p>
          </table:table-cell>
          <table:table-cell office:value-type="float" office:value="23.79" table:style-name="ce1">
            <text:p>23.79</text:p>
          </table:table-cell>
          <table:table-cell office:value-type="float" office:value="450" table:style-name="ce1">
            <text:p>450</text:p>
          </table:table-cell>
          <table:table-cell office:value-type="float" office:value="10705.5" table:style-name="ce1">
            <text:p>10705.5</text:p>
          </table:table-cell>
          <table:table-cell table:number-columns-repeated="16363"/>
        </table:table-row>
        <table:table-row table:style-name="ro1">
          <table:table-cell office:value-type="float" office:value="16157" table:style-name="ce1">
            <text:p>16157</text:p>
          </table:table-cell>
          <table:table-cell office:value-type="float" office:value="780218" table:style-name="ce1">
            <text:p>780218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26700" table:style-name="ce1">
            <text:p>2670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WAREHOUSE, -</text:p>
          </table:table-cell>
          <table:table-cell office:value-type="string" table:style-name="ce1">
            <text:p>UNIT 7, <text:s/>WESTLINK INDUSTRIAL ESTATE<text:s text:c="5"/></text:p>
          </table:table-cell>
          <table:table-cell office:value-type="string" table:style-name="ce1">
            <text:p>KYLEMORE ROAD</text:p>
          </table:table-cell>
          <table:table-cell office:value-type="string" table:style-name="ce1">
            <text:p>DUBLIN 10<text:s text:c="4"/>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10209.03" table:style-name="ce1">
            <text:p>710209.03</text:p>
          </table:table-cell>
          <table:table-cell office:value-type="float" office:value="733162.42" table:style-name="ce1">
            <text:p>733162.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AREHOUSE</text:p>
          </table:table-cell>
          <table:table-cell office:value-type="float" office:value="499.72" table:style-name="ce1">
            <text:p>499.72</text:p>
          </table:table-cell>
          <table:table-cell office:value-type="float" office:value="40" table:style-name="ce1">
            <text:p>40</text:p>
          </table:table-cell>
          <table:table-cell office:value-type="float" office:value="19988.8" table:style-name="ce1">
            <text:p>19988.8</text:p>
          </table:table-cell>
          <table:table-cell table:number-columns-repeated="16363"/>
        </table:table-row>
        <table:table-row table:style-name="ro1">
          <table:table-cell office:value-type="float" office:value="8523" table:style-name="ce1">
            <text:p>8523</text:p>
          </table:table-cell>
          <table:table-cell office:value-type="float" office:value="2181145" table:style-name="ce1">
            <text:p>2181145</text:p>
          </table:table-cell>
          <table:table-cell office:value-type="date" office:date-value="2007-12-31T00:00:00" table:style-name="ce2">
            <text:p>31/12/2007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OUTH DUBLIN COUNTY COUNCI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-LIST</text:p>
          </table:table-cell>
          <table:table-cell office:value-type="string" table:style-name="ce1">
            <text:p>-, -</text:p>
          </table:table-cell>
          <table:table-cell office:value-type="string" table:style-name="ce1">
            <text:p>Kingswood Cross</text:p>
          </table:table-cell>
          <table:table-cell office:value-type="string" table:style-name="ce1">
            <text:p>Naas Road<text:s/></text:p>
          </table:table-cell>
          <table:table-cell office:value-type="string" table:style-name="ce1">
            <text:p>Dublin 2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05249.93" table:style-name="ce1">
            <text:p>705249.93</text:p>
          </table:table-cell>
          <table:table-cell office:value-type="float" office:value="728884.13" table:style-name="ce1">
            <text:p>728884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ORKSHOP</text:p>
          </table:table-cell>
          <table:table-cell office:value-type="float" office:value="141.34" table:style-name="ce1">
            <text:p>141.34</text:p>
          </table:table-cell>
          <table:table-cell office:value-type="float" office:value="17.079999999999998" table:style-name="ce1">
            <text:p>17.08</text:p>
          </table:table-cell>
          <table:table-cell office:value-type="float" office:value="2414.0871999999999" table:style-name="ce1">
            <text:p>2414.0872</text:p>
          </table:table-cell>
          <table:table-cell table:number-columns-repeated="16363"/>
        </table:table-row>
        <table:table-row table:style-name="ro1">
          <table:table-cell office:value-type="float" office:value="6447" table:style-name="ce1">
            <text:p>6447</text:p>
          </table:table-cell>
          <table:table-cell office:value-type="float" office:value="1545998" table:style-name="ce1">
            <text:p>1545998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CONVENIENCE STORE [&lt;200 SQ. M.], -</text:p>
          </table:table-cell>
          <table:table-cell office:value-type="string" table:style-name="ce1">
            <text:p>SHOP</text:p>
          </table:table-cell>
          <table:table-cell office:value-type="string" table:style-name="ce1">
            <text:p>BLOCK E/A EAST POINT BUSINESS PARK</text:p>
          </table:table-cell>
          <table:table-cell office:value-type="string" table:style-name="ce1">
            <text:p>ALFIE BYRNE ROAD</text:p>
          </table:table-cell>
          <table:table-cell office:value-type="string" table:style-name="ce1">
            <text:p>DUBLIN 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18022.67" table:style-name="ce1">
            <text:p>718022.67</text:p>
          </table:table-cell>
          <table:table-cell office:value-type="float" office:value="735582.19" table:style-name="ce1">
            <text:p>735582.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B</text:p>
          </table:table-cell>
          <table:table-cell office:value-type="float" office:value="73.290000000000006" table:style-name="ce1">
            <text:p>73.29</text:p>
          </table:table-cell>
          <table:table-cell office:value-type="float" office:value="150" table:style-name="ce1">
            <text:p>150</text:p>
          </table:table-cell>
          <table:table-cell office:value-type="float" office:value="10993.5" table:style-name="ce1">
            <text:p>10993.5</text:p>
          </table:table-cell>
          <table:table-cell table:number-columns-repeated="16363"/>
        </table:table-row>
        <table:table-row table:style-name="ro1">
          <table:table-cell office:value-type="float" office:value="7808" table:style-name="ce1">
            <text:p>7808</text:p>
          </table:table-cell>
          <table:table-cell office:value-type="float" office:value="2172446" table:style-name="ce1">
            <text:p>2172446</text:p>
          </table:table-cell>
          <table:table-cell table:style-name="ce1"/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,<text:s/>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718882.98" table:style-name="ce1">
            <text:p>718882.98</text:p>
          </table:table-cell>
          <table:table-cell office:value-type="float" office:value="729414.42" table:style-name="ce1">
            <text:p>729414.42</text:p>
          </table:table-cell>
          <table:table-cell table:number-columns-repeated="16368" table:style-name="ce1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float" office:value="361347" table:style-name="ce1">
            <text:p>361347</text:p>
          </table:table-cell>
          <table:table-cell office:value-type="date" office:date-value="2015-10-27T00:00:00" table:style-name="ce2">
            <text:p>27/10/2015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FINGAL COUNTY COUNCI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 CATEGORY SELECTED</text:p>
          </table:table-cell>
          <table:table-cell office:value-type="string" table:style-name="ce1">
            <text:p>AMALGAMATED, -</text:p>
          </table:table-cell>
          <table:table-cell office:value-type="string" table:style-name="ce1">
            <text:p>North Street,</text:p>
          </table:table-cell>
          <table:table-cell office:value-type="string" table:style-name="ce1">
            <text:p>Swords,</text:p>
          </table:table-cell>
          <table:table-cell office:value-type="string" table:style-name="ce1">
            <text:p>Co. Dublin.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18261.43" table:style-name="ce1">
            <text:p>718261.43</text:p>
          </table:table-cell>
          <table:table-cell office:value-type="float" office:value="747305.88" table:style-name="ce1">
            <text:p>747305.88</text:p>
          </table:table-cell>
          <table:table-cell table:number-columns-repeated="16368" table:style-name="ce1"/>
        </table:table-row>
        <table:table-row table:style-name="ro1">
          <table:table-cell office:value-type="float" office:value="5250" table:style-name="ce1">
            <text:p>5250</text:p>
          </table:table-cell>
          <table:table-cell office:value-type="float" office:value="2189217" table:style-name="ce1">
            <text:p>2189217</text:p>
          </table:table-cell>
          <table:table-cell office:value-type="date" office:date-value="2019-11-19T00:00:00" table:style-name="ce2">
            <text:p>19/11/2019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OUTH DUBLIN COUNTY COUNCI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 CATEGORY SELECTED</text:p>
          </table:table-cell>
          <table:table-cell office:value-type="string" table:style-name="ce1">
            <text:p>AMALGAMATED, -</text:p>
          </table:table-cell>
          <table:table-cell office:value-type="string" table:style-name="ce1">
            <text:p>Hospital Shop</text:p>
          </table:table-cell>
          <table:table-cell office:value-type="string" table:style-name="ce1">
            <text:p>Hermitage Medical Clinic</text:p>
          </table:table-cell>
          <table:table-cell office:value-type="string" table:style-name="ce1">
            <text:p>Old Lucan Rd</text:p>
          </table:table-cell>
          <table:table-cell office:value-type="string" table:style-name="ce1">
            <text:p>Dublin 2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06047.9" table:style-name="ce1">
            <text:p>706047.9</text:p>
          </table:table-cell>
          <table:table-cell office:value-type="float" office:value="735505.75" table:style-name="ce1">
            <text:p>735505.7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float" office:value="491519" table:style-name="ce1">
            <text:p>491519</text:p>
          </table:table-cell>
          <table:table-cell office:value-type="date" office:date-value="2017-09-15T00:00:00" table:style-name="ce2">
            <text:p>15/09/2017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OUTH DUBLIN COUNTY COUNCIL</text:p>
          </table:table-cell>
          <table:table-cell office:value-type="float" office:value="144100" table:style-name="ce1">
            <text:p>144100</text:p>
          </table:table-cell>
          <table:table-cell office:value-type="string" table:style-name="ce1">
            <text:p>LEISURE</text:p>
          </table:table-cell>
          <table:table-cell office:value-type="string" table:style-name="ce1">
            <text:p>CLUB HOUSE (GOLF), -</text:p>
          </table:table-cell>
          <table:table-cell office:value-type="string" table:style-name="ce1">
            <text:p>Rathfarnham</text:p>
          </table:table-cell>
          <table:table-cell office:value-type="string" table:style-name="ce1">
            <text:p>Dublin 16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714493.56" table:style-name="ce1">
            <text:p>714493.56</text:p>
          </table:table-cell>
          <table:table-cell office:value-type="float" office:value="727007.78" table:style-name="ce1">
            <text:p>727007.7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E</text:p>
          </table:table-cell>
          <table:table-cell office:value-type="float" office:value="230" table:style-name="ce1">
            <text:p>2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6360" table:style-name="ce1">
            <text:p>6360</text:p>
          </table:table-cell>
          <table:table-cell office:value-type="float" office:value="515280" table:style-name="ce1">
            <text:p>515280</text:p>
          </table:table-cell>
          <table:table-cell office:value-type="date" office:date-value="2011-01-01T00:00:00" table:style-name="ce2">
            <text:p>01/01/2011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14550" table:style-name="ce1">
            <text:p>1455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WORKSHOP, -</text:p>
          </table:table-cell>
          <table:table-cell office:value-type="string" table:style-name="ce1">
            <text:p>55B Patrick Street</text:p>
          </table:table-cell>
          <table:table-cell office:value-type="string" table:style-name="ce1">
            <text:p>Dun Laoghaire</text:p>
          </table:table-cell>
          <table:table-cell office:value-type="string" table:style-name="ce1">
            <text:p>Co. Dubli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24103.02145334205" table:style-name="ce1">
            <text:p>724103.0215</text:p>
          </table:table-cell>
          <table:table-cell office:value-type="float" office:value="728097.58771756" table:style-name="ce1">
            <text:p>728097.587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ORKSHOP</text:p>
          </table:table-cell>
          <table:table-cell office:value-type="float" office:value="30.78" table:style-name="ce1">
            <text:p>30.78</text:p>
          </table:table-cell>
          <table:table-cell office:value-type="float" office:value="150" table:style-name="ce1">
            <text:p>150</text:p>
          </table:table-cell>
          <table:table-cell office:value-type="float" office:value="4617" table:style-name="ce1">
            <text:p>4617</text:p>
          </table:table-cell>
          <table:table-cell table:number-columns-repeated="16363"/>
        </table:table-row>
        <table:table-row table:style-name="ro1">
          <table:table-cell office:value-type="float" office:value="12288" table:style-name="ce1">
            <text:p>12288</text:p>
          </table:table-cell>
          <table:table-cell office:value-type="float" office:value="2186163" table:style-name="ce1">
            <text:p>2186163</text:p>
          </table:table-cell>
          <table:table-cell office:value-type="date" office:date-value="2017-09-15T00:00:00" table:style-name="ce2">
            <text:p>15/09/2017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OUTH DUBLIN COUNTY COUNCIL</text:p>
          </table:table-cell>
          <table:table-cell office:value-type="float" office:value="212000" table:style-name="ce1">
            <text:p>21200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WAREHOUSE, -</text:p>
          </table:table-cell>
          <table:table-cell office:value-type="string" table:style-name="ce1">
            <text:p>Unit 24 Magna Drive</text:p>
          </table:table-cell>
          <table:table-cell office:value-type="string" table:style-name="ce1">
            <text:p>Magna Business Park</text:p>
          </table:table-cell>
          <table:table-cell office:value-type="string" table:style-name="ce1">
            <text:p>Citywest</text:p>
          </table:table-cell>
          <table:table-cell office:value-type="string" table:style-name="ce1">
            <text:p>Dublin 2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05704.65" table:style-name="ce1">
            <text:p>705704.65</text:p>
          </table:table-cell>
          <table:table-cell office:value-type="float" office:value="727002.88" table:style-name="ce1">
            <text:p>727002.8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AREHOUSE</text:p>
          </table:table-cell>
          <table:table-cell office:value-type="float" office:value="2491.4" table:style-name="ce1">
            <text:p>2491.4</text:p>
          </table:table-cell>
          <table:table-cell office:value-type="float" office:value="66" table:style-name="ce1">
            <text:p>66</text:p>
          </table:table-cell>
          <table:table-cell office:value-type="float" office:value="164432.4" table:style-name="ce1">
            <text:p>164432.4</text:p>
          </table:table-cell>
          <table:table-cell table:number-columns-repeated="16363"/>
        </table:table-row>
        <table:table-row table:style-name="ro1">
          <table:table-cell office:value-type="float" office:value="27949" table:style-name="ce1">
            <text:p>27949</text:p>
          </table:table-cell>
          <table:table-cell office:value-type="float" office:value="2212197" table:style-name="ce1">
            <text:p>2212197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39900" table:style-name="ce1">
            <text:p>3990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WORKSHOP, YARD</text:p>
          </table:table-cell>
          <table:table-cell office:value-type="string" table:style-name="ce1">
            <text:p>Alexandra Road Extension,</text:p>
          </table:table-cell>
          <table:table-cell office:value-type="string" table:style-name="ce1">
            <text:p>Dublin Port,</text:p>
          </table:table-cell>
          <table:table-cell office:value-type="string" table:style-name="ce1">
            <text:p>Dublin 1.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20341.73" table:style-name="ce1">
            <text:p>720341.73</text:p>
          </table:table-cell>
          <table:table-cell office:value-type="float" office:value="734843.51" table:style-name="ce1">
            <text:p>734843.5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ARD</text:p>
          </table:table-cell>
          <table:table-cell office:value-type="float" office:value="2792.33" table:style-name="ce1">
            <text:p>2792.33</text:p>
          </table:table-cell>
          <table:table-cell office:value-type="float" office:value="8.65" table:style-name="ce1">
            <text:p>8.65</text:p>
          </table:table-cell>
          <table:table-cell office:value-type="float" office:value="24153.654500000001" table:style-name="ce1">
            <text:p>24153.6545</text:p>
          </table:table-cell>
          <table:table-cell table:number-columns-repeated="16363"/>
        </table:table-row>
        <table:table-row table:style-name="ro1">
          <table:table-cell office:value-type="float" office:value="31963" table:style-name="ce1">
            <text:p>31963</text:p>
          </table:table-cell>
          <table:table-cell office:value-type="float" office:value="815406" table:style-name="ce1">
            <text:p>815406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24700" table:style-name="ce1">
            <text:p>247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RESTAURANT, -</text:p>
          </table:table-cell>
          <table:table-cell office:value-type="string" table:style-name="ce1">
            <text:p>21 Richmond Street South (Fl.0)</text:p>
          </table:table-cell>
          <table:table-cell office:value-type="string" table:style-name="ce1">
            <text:p>Dublin 2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715615.46" table:style-name="ce1">
            <text:p>715615.46</text:p>
          </table:table-cell>
          <table:table-cell office:value-type="float" office:value="732622.75" table:style-name="ce1">
            <text:p>732622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C</text:p>
          </table:table-cell>
          <table:table-cell office:value-type="float" office:value="17.29" table:style-name="ce1">
            <text:p>17.29</text:p>
          </table:table-cell>
          <table:table-cell office:value-type="float" office:value="112.5" table:style-name="ce1">
            <text:p>112.5</text:p>
          </table:table-cell>
          <table:table-cell office:value-type="float" office:value="1945.125" table:style-name="ce1">
            <text:p>1945.125</text:p>
          </table:table-cell>
          <table:table-cell table:number-columns-repeated="16363"/>
        </table:table-row>
        <table:table-row table:style-name="ro1">
          <table:table-cell office:value-type="float" office:value="5708" table:style-name="ce1">
            <text:p>5708</text:p>
          </table:table-cell>
          <table:table-cell office:value-type="float" office:value="303133" table:style-name="ce1">
            <text:p>303133</text:p>
          </table:table-cell>
          <table:table-cell office:value-type="date" office:date-value="2019-09-17T00:00:00" table:style-name="ce2">
            <text:p>17/09/2019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FINGAL COUNTY COUNCIL</text:p>
          </table:table-cell>
          <table:table-cell office:value-type="float" office:value="5460" table:style-name="ce1">
            <text:p>546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OFFICE, -</text:p>
          </table:table-cell>
          <table:table-cell office:value-type="string" table:style-name="ce1">
            <text:p>1 COOLMINE BUSINESS CENTRE</text:p>
          </table:table-cell>
          <table:table-cell office:value-type="string" table:style-name="ce1">
            <text:p>COOLMINE INDUSTRIAL ESTATE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CO. DUBLI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06424.53" table:style-name="ce1">
            <text:p>706424.53</text:p>
          </table:table-cell>
          <table:table-cell office:value-type="float" office:value="738177.75" table:style-name="ce1">
            <text:p>738177.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FFICE(S)</text:p>
          </table:table-cell>
          <table:table-cell office:value-type="float" office:value="65.02" table:style-name="ce1">
            <text:p>65.02</text:p>
          </table:table-cell>
          <table:table-cell office:value-type="float" office:value="84" table:style-name="ce1">
            <text:p>84</text:p>
          </table:table-cell>
          <table:table-cell office:value-type="float" office:value="5461.68" table:style-name="ce1">
            <text:p>5461.68</text:p>
          </table:table-cell>
          <table:table-cell table:number-columns-repeated="16363"/>
        </table:table-row>
        <table:table-row table:style-name="ro1">
          <table:table-cell office:value-type="float" office:value="29785" table:style-name="ce1">
            <text:p>29785</text:p>
          </table:table-cell>
          <table:table-cell office:value-type="float" office:value="837820" table:style-name="ce1">
            <text:p>837820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33300" table:style-name="ce1">
            <text:p>333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TRAVEL AGENCY, -</text:p>
          </table:table-cell>
          <table:table-cell office:value-type="string" table:style-name="ce1">
            <text:p>35 PEARSE STREET,</text:p>
          </table:table-cell>
          <table:table-cell office:value-type="string" table:style-name="ce1">
            <text:p>DUBLIN 2.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716351.14" table:style-name="ce1">
            <text:p>716351.14</text:p>
          </table:table-cell>
          <table:table-cell office:value-type="float" office:value="734167.8" table:style-name="ce1">
            <text:p>734167.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FFICE(S)</text:p>
          </table:table-cell>
          <table:table-cell office:value-type="float" office:value="84.34" table:style-name="ce1">
            <text:p>84.34</text:p>
          </table:table-cell>
          <table:table-cell office:value-type="float" office:value="120" table:style-name="ce1">
            <text:p>120</text:p>
          </table:table-cell>
          <table:table-cell office:value-type="float" office:value="10120.799999999999" table:style-name="ce1">
            <text:p>10120.8</text:p>
          </table:table-cell>
          <table:table-cell table:number-columns-repeated="16363"/>
        </table:table-row>
        <table:table-row table:style-name="ro1">
          <table:table-cell office:value-type="float" office:value="13017" table:style-name="ce1">
            <text:p>13017</text:p>
          </table:table-cell>
          <table:table-cell office:value-type="float" office:value="2164112" table:style-name="ce1">
            <text:p>2164112</text:p>
          </table:table-cell>
          <table:table-cell office:value-type="date" office:date-value="2019-09-17T00:00:00" table:style-name="ce2">
            <text:p>17/09/2019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FINGAL COUNTY COUNCIL</text:p>
          </table:table-cell>
          <table:table-cell office:value-type="float" office:value="48600" table:style-name="ce1">
            <text:p>486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SHOP, -</text:p>
          </table:table-cell>
          <table:table-cell office:value-type="string" table:style-name="ce1">
            <text:p>G8A PAVILLIONS SHOPPING CENTRE</text:p>
          </table:table-cell>
          <table:table-cell office:value-type="string" table:style-name="ce1">
            <text:p>MALAHIDE ROAD (SWORDS)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CO. DUBLI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18286.78" table:style-name="ce1">
            <text:p>718286.78</text:p>
          </table:table-cell>
          <table:table-cell office:value-type="float" office:value="746332.71" table:style-name="ce1">
            <text:p>746332.7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C</text:p>
          </table:table-cell>
          <table:table-cell office:value-type="float" office:value="5.5" table:style-name="ce1">
            <text:p>5.5</text:p>
          </table:table-cell>
          <table:table-cell office:value-type="float" office:value="395" table:style-name="ce1">
            <text:p>395</text:p>
          </table:table-cell>
          <table:table-cell office:value-type="float" office:value="2172.5" table:style-name="ce1">
            <text:p>2172.5</text:p>
          </table:table-cell>
          <table:table-cell table:number-columns-repeated="16363"/>
        </table:table-row>
        <table:table-row table:style-name="ro1">
          <table:table-cell office:value-type="float" office:value="17015" table:style-name="ce1">
            <text:p>17015</text:p>
          </table:table-cell>
          <table:table-cell office:value-type="float" office:value="1992686" table:style-name="ce1">
            <text:p>1992686</text:p>
          </table:table-cell>
          <table:table-cell office:value-type="date" office:date-value="2017-09-15T00:00:00" table:style-name="ce2">
            <text:p>15/09/2017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OUTH DUBLIN COUNTY COUNCIL</text:p>
          </table:table-cell>
          <table:table-cell office:value-type="float" office:value="7270" table:style-name="ce1">
            <text:p>727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WAREHOUSE, -</text:p>
          </table:table-cell>
          <table:table-cell office:value-type="string" table:style-name="ce1">
            <text:p>Unit 12</text:p>
          </table:table-cell>
          <table:table-cell office:value-type="string" table:style-name="ce1">
            <text:p>Robinhood Business Park</text:p>
          </table:table-cell>
          <table:table-cell office:value-type="string" table:style-name="ce1">
            <text:p>Clondalkin</text:p>
          </table:table-cell>
          <table:table-cell office:value-type="string" table:style-name="ce1">
            <text:p>Dublin 2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09696.37" table:style-name="ce1">
            <text:p>709696.37</text:p>
          </table:table-cell>
          <table:table-cell office:value-type="float" office:value="731335.77" table:style-name="ce1">
            <text:p>731335.7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FFICE(S)</text:p>
          </table:table-cell>
          <table:table-cell office:value-type="float" office:value="43.4" table:style-name="ce1">
            <text:p>43.4</text:p>
          </table:table-cell>
          <table:table-cell office:value-type="float" office:value="50" table:style-name="ce1">
            <text:p>50</text:p>
          </table:table-cell>
          <table:table-cell office:value-type="float" office:value="2170" table:style-name="ce1">
            <text:p>2170</text:p>
          </table:table-cell>
          <table:table-cell table:number-columns-repeated="16363"/>
        </table:table-row>
        <table:table-row table:style-name="ro1">
          <table:table-cell office:value-type="float" office:value="2541" table:style-name="ce1">
            <text:p>2541</text:p>
          </table:table-cell>
          <table:table-cell office:value-type="float" office:value="732114" table:style-name="ce1">
            <text:p>732114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68000" table:style-name="ce1">
            <text:p>680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DISCOUNT STORE, -</text:p>
          </table:table-cell>
          <table:table-cell office:value-type="string" table:style-name="ce1">
            <text:p>16 EARL STREET NORTH<text:s text:c="8"/></text:p>
          </table:table-cell>
          <table:table-cell office:value-type="string" table:style-name="ce1">
            <text:p>DUBLIN 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715948.1" table:style-name="ce1">
            <text:p>715948.1</text:p>
          </table:table-cell>
          <table:table-cell office:value-type="float" office:value="734743.43" table:style-name="ce1">
            <text:p>734743.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B</text:p>
          </table:table-cell>
          <table:table-cell office:value-type="float" office:value="22.02" table:style-name="ce1">
            <text:p>22.02</text:p>
          </table:table-cell>
          <table:table-cell office:value-type="float" office:value="450" table:style-name="ce1">
            <text:p>450</text:p>
          </table:table-cell>
          <table:table-cell office:value-type="float" office:value="9909" table:style-name="ce1">
            <text:p>9909</text:p>
          </table:table-cell>
          <table:table-cell table:number-columns-repeated="16363"/>
        </table:table-row>
        <table:table-row table:style-name="ro1">
          <table:table-cell office:value-type="float" office:value="11037" table:style-name="ce1">
            <text:p>11037</text:p>
          </table:table-cell>
          <table:table-cell office:value-type="float" office:value="1034902" table:style-name="ce1">
            <text:p>1034902</text:p>
          </table:table-cell>
          <table:table-cell office:value-type="date" office:date-value="2010-12-31T00:00:00" table:style-name="ce2">
            <text:p>31/12/2010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17420" table:style-name="ce1">
            <text:p>1742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BEAUTY SALON / MASSAGE, -</text:p>
          </table:table-cell>
          <table:table-cell office:value-type="string" table:style-name="ce1">
            <text:p>2 Temple Road<text:s text:c="24"/></text:p>
          </table:table-cell>
          <table:table-cell office:value-type="string" table:style-name="ce1">
            <text:p>Blackrock<text:s text:c="31"/></text:p>
          </table:table-cell>
          <table:table-cell office:value-type="string" table:style-name="ce1">
            <text:p>Co. Dublin<text:s text:c="30"/></text:p>
          </table:table-cell>
          <table:table-cell office:value-type="string" table:style-name="ce1">
            <text:p><text:s text:c="40"/>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21522.06" table:style-name="ce1">
            <text:p>721522.06</text:p>
          </table:table-cell>
          <table:table-cell office:value-type="float" office:value="729394.59" table:style-name="ce1">
            <text:p>729394.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HOP</text:p>
          </table:table-cell>
          <table:table-cell office:value-type="float" office:value="67" table:style-name="ce1">
            <text:p>67</text:p>
          </table:table-cell>
          <table:table-cell office:value-type="float" office:value="260" table:style-name="ce1">
            <text:p>260</text:p>
          </table:table-cell>
          <table:table-cell office:value-type="float" office:value="17420" table:style-name="ce1">
            <text:p>17420</text:p>
          </table:table-cell>
          <table:table-cell table:number-columns-repeated="16363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689079" table:style-name="ce1">
            <text:p>689079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MOTOR ACCESSORIES, OFFICE (OVER THE SHOP)</text:p>
          </table:table-cell>
          <table:table-cell office:value-type="string" table:style-name="ce1">
            <text:p>4 (Pt Of) Edenmore Shopping Centre<text:s text:c="5"/></text:p>
          </table:table-cell>
          <table:table-cell office:value-type="string" table:style-name="ce1">
            <text:p>Dublin 5<text:s text:c="17"/>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720827.54" table:style-name="ce1">
            <text:p>720827.54</text:p>
          </table:table-cell>
          <table:table-cell office:value-type="float" office:value="739075.46" table:style-name="ce1">
            <text:p>739075.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C</text:p>
          </table:table-cell>
          <table:table-cell office:value-type="float" office:value="12.97" table:style-name="ce1">
            <text:p>12.97</text:p>
          </table:table-cell>
          <table:table-cell office:value-type="float" office:value="62.5" table:style-name="ce1">
            <text:p>62.5</text:p>
          </table:table-cell>
          <table:table-cell office:value-type="float" office:value="810.625" table:style-name="ce1">
            <text:p>810.625</text:p>
          </table:table-cell>
          <table:table-cell table:number-columns-repeated="16363"/>
        </table:table-row>
        <table:table-row table:style-name="ro1">
          <table:table-cell office:value-type="float" office:value="12859" table:style-name="ce1">
            <text:p>12859</text:p>
          </table:table-cell>
          <table:table-cell office:value-type="float" office:value="2148472" table:style-name="ce1">
            <text:p>2148472</text:p>
          </table:table-cell>
          <table:table-cell office:value-type="date" office:date-value="2010-12-31T00:00:00" table:style-name="ce2">
            <text:p>31/12/2010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890000" table:style-name="ce1">
            <text:p>890000</text:p>
          </table:table-cell>
          <table:table-cell office:value-type="string" table:style-name="ce1">
            <text:p>OFFICE</text:p>
          </table:table-cell>
          <table:table-cell office:value-type="string" table:style-name="ce1">
            <text:p>OFFICE (3RD GENERATION), -</text:p>
          </table:table-cell>
          <table:table-cell office:value-type="string" table:style-name="ce1">
            <text:p>Block 3,<text:s text:c="8"/></text:p>
          </table:table-cell>
          <table:table-cell office:value-type="string" table:style-name="ce1">
            <text:p>West Pier Business Park,</text:p>
          </table:table-cell>
          <table:table-cell office:value-type="string" table:style-name="ce1">
            <text:p>Old Dunleary Road,</text:p>
          </table:table-cell>
          <table:table-cell office:value-type="string" table:style-name="ce1">
            <text:p>Dun Laoghaire,<text:s text:c="25"/></text:p>
          </table:table-cell>
          <table:table-cell office:value-type="string" table:style-name="ce1">
            <text:p>Co Dublin.<text:s text:c="7"/></text:p>
          </table:table-cell>
          <table:table-cell office:value-type="float" office:value="67" table:style-name="ce1">
            <text:p>67</text:p>
          </table:table-cell>
          <table:table-cell office:value-type="float" office:value="723663.10781185399" table:style-name="ce1">
            <text:p>723663.1078</text:p>
          </table:table-cell>
          <table:table-cell office:value-type="float" office:value="728837.099947087" table:style-name="ce1">
            <text:p>728837.09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R SPACES (NO. OF)</text:p>
          </table:table-cell>
          <table:table-cell office:value-type="float" office:value="67" table:style-name="ce1">
            <text:p>67</text:p>
          </table:table-cell>
          <table:table-cell office:value-type="float" office:value="1250" table:style-name="ce1">
            <text:p>1250</text:p>
          </table:table-cell>
          <table:table-cell office:value-type="float" office:value="83750" table:style-name="ce1">
            <text:p>83750</text:p>
          </table:table-cell>
          <table:table-cell table:number-columns-repeated="16363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float" office:value="461499" table:style-name="ce1">
            <text:p>461499</text:p>
          </table:table-cell>
          <table:table-cell office:value-type="date" office:date-value="2017-09-15T00:00:00" table:style-name="ce2">
            <text:p>15/09/2017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OUTH DUBLIN COUNTY COUNCIL</text:p>
          </table:table-cell>
          <table:table-cell office:value-type="float" office:value="15170" table:style-name="ce1">
            <text:p>1517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STORE, -</text:p>
          </table:table-cell>
          <table:table-cell office:value-type="string" table:style-name="ce1">
            <text:p>UNIT A 1 Church Lane</text:p>
          </table:table-cell>
          <table:table-cell office:value-type="string" table:style-name="ce1">
            <text:p>Rathfarnham</text:p>
          </table:table-cell>
          <table:table-cell office:value-type="string" table:style-name="ce1">
            <text:p>Dublin 1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14308.23" table:style-name="ce1">
            <text:p>714308.23</text:p>
          </table:table-cell>
          <table:table-cell office:value-type="float" office:value="729123.1" table:style-name="ce1">
            <text:p>729123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ORE</text:p>
          </table:table-cell>
          <table:table-cell office:value-type="float" office:value="47.52" table:style-name="ce1">
            <text:p>47.52</text:p>
          </table:table-cell>
          <table:table-cell office:value-type="float" office:value="40" table:style-name="ce1">
            <text:p>40</text:p>
          </table:table-cell>
          <table:table-cell office:value-type="float" office:value="1900.8" table:style-name="ce1">
            <text:p>1900.8</text:p>
          </table:table-cell>
          <table:table-cell table:number-columns-repeated="16363"/>
        </table:table-row>
        <table:table-row table:style-name="ro1">
          <table:table-cell office:value-type="float" office:value="14205" table:style-name="ce1">
            <text:p>14205</text:p>
          </table:table-cell>
          <table:table-cell office:value-type="float" office:value="283581" table:style-name="ce1">
            <text:p>283581</text:p>
          </table:table-cell>
          <table:table-cell office:value-type="date" office:date-value="2019-09-17T00:00:00" table:style-name="ce2">
            <text:p>17/09/2019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FINGAL COUNTY COUNCIL</text:p>
          </table:table-cell>
          <table:table-cell office:value-type="float" office:value="1218000" table:style-name="ce1">
            <text:p>121800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WAREHOUSE, -</text:p>
          </table:table-cell>
          <table:table-cell office:value-type="string" table:style-name="ce1">
            <text:p>OLDTOWN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CO. DUBLI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09142.96" table:style-name="ce1">
            <text:p>709142.96</text:p>
          </table:table-cell>
          <table:table-cell office:value-type="float" office:value="752999.3" table:style-name="ce1">
            <text:p>752999.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FFICE(S)</text:p>
          </table:table-cell>
          <table:table-cell office:value-type="float" office:value="596.27" table:style-name="ce1">
            <text:p>596.27</text:p>
          </table:table-cell>
          <table:table-cell office:value-type="float" office:value="55" table:style-name="ce1">
            <text:p>55</text:p>
          </table:table-cell>
          <table:table-cell office:value-type="float" office:value="32794.85" table:style-name="ce1">
            <text:p>32794.85</text:p>
          </table:table-cell>
          <table:table-cell table:number-columns-repeated="16363"/>
        </table:table-row>
        <table:table-row table:style-name="ro1">
          <table:table-cell office:value-type="float" office:value="10187" table:style-name="ce1">
            <text:p>10187</text:p>
          </table:table-cell>
          <table:table-cell office:value-type="float" office:value="5019088" table:style-name="ce1">
            <text:p>5019088</text:p>
          </table:table-cell>
          <table:table-cell office:value-type="date" office:date-value="2019-11-18T00:00:00" table:style-name="ce2">
            <text:p>18/11/2019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27900" table:style-name="ce1">
            <text:p>279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SHOP, -</text:p>
          </table:table-cell>
          <table:table-cell office:value-type="string" table:style-name="ce1">
            <text:p>Unit G20C Frascati Shopping Centre</text:p>
          </table:table-cell>
          <table:table-cell office:value-type="string" table:style-name="ce1">
            <text:p>Frascati Road</text:p>
          </table:table-cell>
          <table:table-cell office:value-type="string" table:style-name="ce1">
            <text:p>Blackrock Co. Dublin</text:p>
          </table:table-cell>
          <table:table-cell office:value-type="string" table:style-name="ce1">
            <text:p>Co. Dublin.</text:p>
          </table:table-cell>
          <table:table-cell office:value-type="string" table:style-name="ce1">
            <text:p>eircode A94F9C1</text:p>
          </table:table-cell>
          <table:table-cell office:value-type="float" office:value="0" table:style-name="ce1">
            <text:p>0</text:p>
          </table:table-cell>
          <table:table-cell office:value-type="float" office:value="721188.08428553795" table:style-name="ce1">
            <text:p>721188.0843</text:p>
          </table:table-cell>
          <table:table-cell office:value-type="float" office:value="729408.85940243897" table:style-name="ce1">
            <text:p>729408.859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A</text:p>
          </table:table-cell>
          <table:table-cell office:value-type="float" office:value="17.489999999999998" table:style-name="ce1">
            <text:p>17.49</text:p>
          </table:table-cell>
          <table:table-cell office:value-type="float" office:value="1600" table:style-name="ce1">
            <text:p>1600</text:p>
          </table:table-cell>
          <table:table-cell office:value-type="float" office:value="27984" table:style-name="ce1">
            <text:p>27984</text:p>
          </table:table-cell>
          <table:table-cell table:number-columns-repeated="16363"/>
        </table:table-row>
        <table:table-row table:style-name="ro1">
          <table:table-cell office:value-type="float" office:value="3347" table:style-name="ce1">
            <text:p>3347</text:p>
          </table:table-cell>
          <table:table-cell office:value-type="float" office:value="2207722" table:style-name="ce1">
            <text:p>2207722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2770" table:style-name="ce1">
            <text:p>2770</text:p>
          </table:table-cell>
          <table:table-cell office:value-type="string" table:style-name="ce1">
            <text:p>MISCELLANEOUS</text:p>
          </table:table-cell>
          <table:table-cell office:value-type="string" table:style-name="ce1">
            <text:p>ADVERTISING STATION, SHEET 48</text:p>
          </table:table-cell>
          <table:table-cell office:value-type="string" table:style-name="ce1">
            <text:p>On 97 Inchicore Road</text:p>
          </table:table-cell>
          <table:table-cell office:value-type="string" table:style-name="ce1">
            <text:p>Inchicore<text:s/></text:p>
          </table:table-cell>
          <table:table-cell office:value-type="string" table:style-name="ce1">
            <text:p>Dublin 8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12155.06" table:style-name="ce1">
            <text:p>712155.06</text:p>
          </table:table-cell>
          <table:table-cell office:value-type="float" office:value="733727.85" table:style-name="ce1">
            <text:p>733727.85</text:p>
          </table:table-cell>
          <table:table-cell office:value-type="string" table:style-name="ce1">
            <text:p>G4</text:p>
          </table:table-cell>
          <table:table-cell office:value-type="string" table:style-name="ce1">
            <text:p>SHEET 48</text:p>
          </table:table-cell>
          <table:table-cell office:value-type="float" office:value="1" table:style-name="ce1">
            <text:p>1</text:p>
          </table:table-cell>
          <table:table-cell office:value-type="float" office:value="2700" table:style-name="ce1">
            <text:p>2700</text:p>
          </table:table-cell>
          <table:table-cell office:value-type="float" office:value="2700" table:style-name="ce1">
            <text:p>2700</text:p>
          </table:table-cell>
          <table:table-cell table:number-columns-repeated="16363"/>
        </table:table-row>
        <table:table-row table:style-name="ro1">
          <table:table-cell office:value-type="float" office:value="15350" table:style-name="ce1">
            <text:p>15350</text:p>
          </table:table-cell>
          <table:table-cell office:value-type="float" office:value="2161898" table:style-name="ce1">
            <text:p>2161898</text:p>
          </table:table-cell>
          <table:table-cell office:value-type="date" office:date-value="2010-12-31T00:00:00" table:style-name="ce2">
            <text:p>31/12/2010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20600" table:style-name="ce1">
            <text:p>20600</text:p>
          </table:table-cell>
          <table:table-cell office:value-type="string" table:style-name="ce1">
            <text:p>OFFICE</text:p>
          </table:table-cell>
          <table:table-cell office:value-type="string" table:style-name="ce1">
            <text:p>OFFICE (2ND GENERATION), -</text:p>
          </table:table-cell>
          <table:table-cell office:value-type="string" table:style-name="ce1">
            <text:p>Unit 2 Bewery Court</text:p>
          </table:table-cell>
          <table:table-cell office:value-type="string" table:style-name="ce1">
            <text:p>Brewery Road</text:p>
          </table:table-cell>
          <table:table-cell office:value-type="string" table:style-name="ce1">
            <text:p>Stillorgan</text:p>
          </table:table-cell>
          <table:table-cell office:value-type="string" table:style-name="ce1">
            <text:p>Co Dubli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20234.67" table:style-name="ce1">
            <text:p>720234.67</text:p>
          </table:table-cell>
          <table:table-cell office:value-type="float" office:value="727004.55" table:style-name="ce1">
            <text:p>727004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FFICE(S)</text:p>
          </table:table-cell>
          <table:table-cell office:value-type="float" office:value="79.53" table:style-name="ce1">
            <text:p>79.53</text:p>
          </table:table-cell>
          <table:table-cell office:value-type="float" office:value="260" table:style-name="ce1">
            <text:p>260</text:p>
          </table:table-cell>
          <table:table-cell office:value-type="float" office:value="20677.8" table:style-name="ce1">
            <text:p>20677.8</text:p>
          </table:table-cell>
          <table:table-cell table:number-columns-repeated="16363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float" office:value="467330" table:style-name="ce1">
            <text:p>467330</text:p>
          </table:table-cell>
          <table:table-cell office:value-type="date" office:date-value="2017-09-15T00:00:00" table:style-name="ce2">
            <text:p>15/09/2017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OUTH DUBLIN COUNTY COUNCIL</text:p>
          </table:table-cell>
          <table:table-cell office:value-type="float" office:value="30800" table:style-name="ce1">
            <text:p>3080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WAREHOUSE, -</text:p>
          </table:table-cell>
          <table:table-cell office:value-type="string" table:style-name="ce1">
            <text:p>C1 Ballymount Industrial Estate</text:p>
          </table:table-cell>
          <table:table-cell office:value-type="string" table:style-name="ce1">
            <text:p>Ballymount Drive</text:p>
          </table:table-cell>
          <table:table-cell office:value-type="string" table:style-name="ce1">
            <text:p>Dublin 1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10419.29" table:style-name="ce1">
            <text:p>710419.29</text:p>
          </table:table-cell>
          <table:table-cell office:value-type="float" office:value="730717.31" table:style-name="ce1">
            <text:p>730717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FFICE(S)</text:p>
          </table:table-cell>
          <table:table-cell office:value-type="float" office:value="170.67" table:style-name="ce1">
            <text:p>170.67</text:p>
          </table:table-cell>
          <table:table-cell office:value-type="float" office:value="35" table:style-name="ce1">
            <text:p>35</text:p>
          </table:table-cell>
          <table:table-cell office:value-type="float" office:value="5973.45" table:style-name="ce1">
            <text:p>5973.45</text:p>
          </table:table-cell>
          <table:table-cell table:number-columns-repeated="16363"/>
        </table:table-row>
        <table:table-row table:style-name="ro1">
          <table:table-cell office:value-type="float" office:value="34381" table:style-name="ce1">
            <text:p>34381</text:p>
          </table:table-cell>
          <table:table-cell office:value-type="float" office:value="757188" table:style-name="ce1">
            <text:p>757188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7460" table:style-name="ce1">
            <text:p>746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BUTCHER, -</text:p>
          </table:table-cell>
          <table:table-cell office:value-type="string" table:style-name="ce1">
            <text:p>149 CHURCH ROAD<text:s text:c="10"/></text:p>
          </table:table-cell>
          <table:table-cell office:value-type="string" table:style-name="ce1">
            <text:p>DUBLIN 3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717484.73" table:style-name="ce1">
            <text:p>717484.73</text:p>
          </table:table-cell>
          <table:table-cell office:value-type="float" office:value="735321.83" table:style-name="ce1">
            <text:p>735321.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A</text:p>
          </table:table-cell>
          <table:table-cell office:value-type="float" office:value="24.69" table:style-name="ce1">
            <text:p>24.69</text:p>
          </table:table-cell>
          <table:table-cell office:value-type="float" office:value="250" table:style-name="ce1">
            <text:p>250</text:p>
          </table:table-cell>
          <table:table-cell office:value-type="float" office:value="6172.5" table:style-name="ce1">
            <text:p>6172.5</text:p>
          </table:table-cell>
          <table:table-cell table:number-columns-repeated="16363"/>
        </table:table-row>
        <table:table-row table:style-name="ro1">
          <table:table-cell office:value-type="float" office:value="5166" table:style-name="ce1">
            <text:p>5166</text:p>
          </table:table-cell>
          <table:table-cell office:value-type="float" office:value="2194083" table:style-name="ce1">
            <text:p>2194083</text:p>
          </table:table-cell>
          <table:table-cell office:value-type="date" office:date-value="2019-09-17T00:00:00" table:style-name="ce2">
            <text:p>17/09/2019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FINGAL COUNTY COUNCIL</text:p>
          </table:table-cell>
          <table:table-cell office:value-type="float" office:value="92800" table:style-name="ce1">
            <text:p>928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SHOP, -</text:p>
          </table:table-cell>
          <table:table-cell office:value-type="string" table:style-name="ce1">
            <text:p>G34 PAVILLIONS SHOPPING CENTRE</text:p>
          </table:table-cell>
          <table:table-cell office:value-type="string" table:style-name="ce1">
            <text:p>MALAHIDE ROAD (SWORDS)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CO. DUBLI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18286.78" table:style-name="ce1">
            <text:p>718286.78</text:p>
          </table:table-cell>
          <table:table-cell office:value-type="float" office:value="746332.71" table:style-name="ce1">
            <text:p>746332.7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B</text:p>
          </table:table-cell>
          <table:table-cell office:value-type="float" office:value="38.43" table:style-name="ce1">
            <text:p>38.43</text:p>
          </table:table-cell>
          <table:table-cell office:value-type="float" office:value="790" table:style-name="ce1">
            <text:p>790</text:p>
          </table:table-cell>
          <table:table-cell office:value-type="float" office:value="30359.7" table:style-name="ce1">
            <text:p>30359.7</text:p>
          </table:table-cell>
          <table:table-cell table:number-columns-repeated="16363"/>
        </table:table-row>
        <table:table-row table:style-name="ro1">
          <table:table-cell office:value-type="float" office:value="10806" table:style-name="ce1">
            <text:p>10806</text:p>
          </table:table-cell>
          <table:table-cell office:value-type="float" office:value="295985" table:style-name="ce1">
            <text:p>295985</text:p>
          </table:table-cell>
          <table:table-cell office:value-type="date" office:date-value="2019-09-17T00:00:00" table:style-name="ce2">
            <text:p>17/09/2019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FINGAL COUNTY COUNCIL</text:p>
          </table:table-cell>
          <table:table-cell office:value-type="float" office:value="603000" table:style-name="ce1">
            <text:p>60300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FACTORY (MEAT), -</text:p>
          </table:table-cell>
          <table:table-cell office:value-type="string" table:style-name="ce1">
            <text:p>0 DAMASTOWN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CO. DUBLI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04178.95" table:style-name="ce1">
            <text:p>704178.95</text:p>
          </table:table-cell>
          <table:table-cell office:value-type="float" office:value="741359.46" table:style-name="ce1">
            <text:p>741359.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E</text:p>
          </table:table-cell>
          <table:table-cell office:value-type="float" office:value="3069" table:style-name="ce1">
            <text:p>3069</text:p>
          </table:table-cell>
          <table:table-cell office:value-type="float" office:value="35" table:style-name="ce1">
            <text:p>35</text:p>
          </table:table-cell>
          <table:table-cell office:value-type="float" office:value="107415" table:style-name="ce1">
            <text:p>107415</text:p>
          </table:table-cell>
          <table:table-cell table:number-columns-repeated="16363"/>
        </table:table-row>
        <table:table-row table:style-name="ro1">
          <table:table-cell office:value-type="float" office:value="35697" table:style-name="ce1">
            <text:p>35697</text:p>
          </table:table-cell>
          <table:table-cell office:value-type="float" office:value="855891" table:style-name="ce1">
            <text:p>855891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51600" table:style-name="ce1">
            <text:p>516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RESTAURANT, -</text:p>
          </table:table-cell>
          <table:table-cell office:value-type="string" table:style-name="ce1">
            <text:p>BASEMENT, GROUND + FIRST FLOORS</text:p>
          </table:table-cell>
          <table:table-cell office:value-type="string" table:style-name="ce1">
            <text:p>5,6,7 Oâ€™CONNELL ST. UPPER<text:s text:c="3"/></text:p>
          </table:table-cell>
          <table:table-cell office:value-type="string" table:style-name="ce1">
            <text:p>DUBLIN 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15842.49" table:style-name="ce1">
            <text:p>715842.49</text:p>
          </table:table-cell>
          <table:table-cell office:value-type="float" office:value="734743.57" table:style-name="ce1">
            <text:p>734743.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A</text:p>
          </table:table-cell>
          <table:table-cell office:value-type="float" office:value="23.31" table:style-name="ce1">
            <text:p>23.31</text:p>
          </table:table-cell>
          <table:table-cell office:value-type="float" office:value="900" table:style-name="ce1">
            <text:p>900</text:p>
          </table:table-cell>
          <table:table-cell office:value-type="float" office:value="20979" table:style-name="ce1">
            <text:p>20979</text:p>
          </table:table-cell>
          <table:table-cell table:number-columns-repeated="16363"/>
        </table:table-row>
        <table:table-row table:style-name="ro1">
          <table:table-cell office:value-type="float" office:value="7403" table:style-name="ce1">
            <text:p>7403</text:p>
          </table:table-cell>
          <table:table-cell office:value-type="float" office:value="2178980" table:style-name="ce1">
            <text:p>2178980</text:p>
          </table:table-cell>
          <table:table-cell office:value-type="date" office:date-value="2019-09-17T00:00:00" table:style-name="ce2">
            <text:p>17/09/2019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FINGAL COUNTY COUNCIL</text:p>
          </table:table-cell>
          <table:table-cell office:value-type="float" office:value="21400" table:style-name="ce1">
            <text:p>214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SHOP, -</text:p>
          </table:table-cell>
          <table:table-cell office:value-type="string" table:style-name="ce1">
            <text:p>5 RIVERPARK VIEW</text:p>
          </table:table-cell>
          <table:table-cell office:value-type="string" table:style-name="ce1">
            <text:p>MAIN STREET (MULHUDDART)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CO. DUBLI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06565" table:style-name="ce1">
            <text:p>706565</text:p>
          </table:table-cell>
          <table:table-cell office:value-type="float" office:value="740342.55" table:style-name="ce1">
            <text:p>740342.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LLOWANCE</text:p>
          </table:table-cell>
          <table:table-cell office:value-type="float" office:value="-1" table:style-name="ce1">
            <text:p>-1</text:p>
          </table:table-cell>
          <table:table-cell office:value-type="float" office:value="1126.9100000000001" table:style-name="ce1">
            <text:p>1126.91</text:p>
          </table:table-cell>
          <table:table-cell office:value-type="float" office:value="-1126.9100000000001" table:style-name="ce1">
            <text:p>-1126.91</text:p>
          </table:table-cell>
          <table:table-cell table:number-columns-repeated="16363"/>
        </table:table-row>
        <table:table-row table:style-name="ro1">
          <table:table-cell office:value-type="float" office:value="19398" table:style-name="ce1">
            <text:p>19398</text:p>
          </table:table-cell>
          <table:table-cell office:value-type="float" office:value="665309" table:style-name="ce1">
            <text:p>665309</text:p>
          </table:table-cell>
          <table:table-cell office:value-type="date" office:date-value="2014-08-14T00:00:00" table:style-name="ce2">
            <text:p>14/08/2014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8790" table:style-name="ce1">
            <text:p>879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VACANT, -</text:p>
          </table:table-cell>
          <table:table-cell office:value-type="string" table:style-name="ce1">
            <text:p>147 PT PHIBSBOROUGH ROAD</text:p>
          </table:table-cell>
          <table:table-cell office:value-type="string" table:style-name="ce1">
            <text:p>CABRA</text:p>
          </table:table-cell>
          <table:table-cell office:value-type="string" table:style-name="ce1">
            <text:p>DUBLIN 7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14997.77" table:style-name="ce1">
            <text:p>714997.77</text:p>
          </table:table-cell>
          <table:table-cell office:value-type="float" office:value="736028.72" table:style-name="ce1">
            <text:p>736028.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E</text:p>
          </table:table-cell>
          <table:table-cell office:value-type="float" office:value="3.12" table:style-name="ce1">
            <text:p>3.12</text:p>
          </table:table-cell>
          <table:table-cell office:value-type="float" office:value="40" table:style-name="ce1">
            <text:p>40</text:p>
          </table:table-cell>
          <table:table-cell office:value-type="float" office:value="124.8" table:style-name="ce1">
            <text:p>124.8</text:p>
          </table:table-cell>
          <table:table-cell table:number-columns-repeated="16363"/>
        </table:table-row>
        <table:table-row table:style-name="ro1">
          <table:table-cell office:value-type="float" office:value="33918" table:style-name="ce1">
            <text:p>33918</text:p>
          </table:table-cell>
          <table:table-cell office:value-type="float" office:value="747872" table:style-name="ce1">
            <text:p>747872</text:p>
          </table:table-cell>
          <table:table-cell office:value-type="date" office:date-value="2014-08-21T00:00:00" table:style-name="ce2">
            <text:p>21/08/2014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12590" table:style-name="ce1">
            <text:p>1259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OFFICE SUPPLIES, -</text:p>
          </table:table-cell>
          <table:table-cell office:value-type="string" table:style-name="ce1">
            <text:p>120 Dorset Street Upper<text:s text:c="7"/></text:p>
          </table:table-cell>
          <table:table-cell office:value-type="string" table:style-name="ce1">
            <text:p>Dublin 1<text:s/>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715367.53" table:style-name="ce1">
            <text:p>715367.53</text:p>
          </table:table-cell>
          <table:table-cell office:value-type="float" office:value="735204.62" table:style-name="ce1">
            <text:p>735204.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A</text:p>
          </table:table-cell>
          <table:table-cell office:value-type="float" office:value="19.64" table:style-name="ce1">
            <text:p>19.64</text:p>
          </table:table-cell>
          <table:table-cell office:value-type="float" office:value="300" table:style-name="ce1">
            <text:p>300</text:p>
          </table:table-cell>
          <table:table-cell office:value-type="float" office:value="5892" table:style-name="ce1">
            <text:p>5892</text:p>
          </table:table-cell>
          <table:table-cell table:number-columns-repeated="16363"/>
        </table:table-row>
        <table:table-row table:style-name="ro1">
          <table:table-cell office:value-type="float" office:value="21609" table:style-name="ce1">
            <text:p>21609</text:p>
          </table:table-cell>
          <table:table-cell office:value-type="float" office:value="2142572" table:style-name="ce1">
            <text:p>2142572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118400" table:style-name="ce1">
            <text:p>11840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WAREHOUSE, -</text:p>
          </table:table-cell>
          <table:table-cell office:value-type="string" table:style-name="ce1">
            <text:p>9A HUME AVENUE</text:p>
          </table:table-cell>
          <table:table-cell office:value-type="string" table:style-name="ce1">
            <text:p>PARK WEST INDUSTRIAL ESTATE</text:p>
          </table:table-cell>
          <table:table-cell office:value-type="string" table:style-name="ce1">
            <text:p>NANGOR ROAD</text:p>
          </table:table-cell>
          <table:table-cell office:value-type="string" table:style-name="ce1">
            <text:p>DUBLIN 1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08752.65" table:style-name="ce1">
            <text:p>708752.65</text:p>
          </table:table-cell>
          <table:table-cell office:value-type="float" office:value="732362.15" table:style-name="ce1">
            <text:p>732362.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AREHOUSE</text:p>
          </table:table-cell>
          <table:table-cell office:value-type="float" office:value="1721.1" table:style-name="ce1">
            <text:p>1721.1</text:p>
          </table:table-cell>
          <table:table-cell office:value-type="float" office:value="50" table:style-name="ce1">
            <text:p>50</text:p>
          </table:table-cell>
          <table:table-cell office:value-type="float" office:value="86055" table:style-name="ce1">
            <text:p>86055</text:p>
          </table:table-cell>
          <table:table-cell table:number-columns-repeated="16363"/>
        </table:table-row>
        <table:table-row table:style-name="ro1">
          <table:table-cell office:value-type="float" office:value="10465" table:style-name="ce1">
            <text:p>10465</text:p>
          </table:table-cell>
          <table:table-cell office:value-type="float" office:value="313625" table:style-name="ce1">
            <text:p>313625</text:p>
          </table:table-cell>
          <table:table-cell office:value-type="date" office:date-value="2010-12-31T00:00:00" table:style-name="ce2">
            <text:p>31/12/2010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16650" table:style-name="ce1">
            <text:p>1665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SHOP, -</text:p>
          </table:table-cell>
          <table:table-cell office:value-type="string" table:style-name="ce1">
            <text:p>Dundrum Road</text:p>
          </table:table-cell>
          <table:table-cell office:value-type="string" table:style-name="ce1">
            <text:p>Windy Arbour</text:p>
          </table:table-cell>
          <table:table-cell office:value-type="string" table:style-name="ce1">
            <text:p>Dublin 1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16914.92261587596" table:style-name="ce1">
            <text:p>716914.9226</text:p>
          </table:table-cell>
          <table:table-cell office:value-type="float" office:value="729309.667762078" table:style-name="ce1">
            <text:p>729309.667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B</text:p>
          </table:table-cell>
          <table:table-cell office:value-type="float" office:value="12.22" table:style-name="ce1">
            <text:p>12.22</text:p>
          </table:table-cell>
          <table:table-cell office:value-type="float" office:value="250" table:style-name="ce1">
            <text:p>250</text:p>
          </table:table-cell>
          <table:table-cell office:value-type="float" office:value="3055" table:style-name="ce1">
            <text:p>3055</text:p>
          </table:table-cell>
          <table:table-cell table:number-columns-repeated="16363"/>
        </table:table-row>
        <table:table-row table:style-name="ro1">
          <table:table-cell office:value-type="float" office:value="9655" table:style-name="ce1">
            <text:p>9655</text:p>
          </table:table-cell>
          <table:table-cell office:value-type="float" office:value="344629" table:style-name="ce1">
            <text:p>344629</text:p>
          </table:table-cell>
          <table:table-cell table:style-name="ce1"/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FFICE</text:p>
          </table:table-cell>
          <table:table-cell office:value-type="string" table:style-name="ce1">
            <text:p>,<text:s/>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718860.45" table:style-name="ce1">
            <text:p>718860.45</text:p>
          </table:table-cell>
          <table:table-cell office:value-type="float" office:value="726866.39" table:style-name="ce1">
            <text:p>726866.39</text:p>
          </table:table-cell>
          <table:table-cell table:number-columns-repeated="16368" table:style-name="ce1"/>
        </table:table-row>
        <table:table-row table:style-name="ro1">
          <table:table-cell office:value-type="float" office:value="33629" table:style-name="ce1">
            <text:p>33629</text:p>
          </table:table-cell>
          <table:table-cell office:value-type="float" office:value="852138" table:style-name="ce1">
            <text:p>852138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72400" table:style-name="ce1">
            <text:p>724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RESTAURANT, -</text:p>
          </table:table-cell>
          <table:table-cell office:value-type="string" table:style-name="ce1">
            <text:p>GD FL and BASEMENT,15 DAME STREET<text:s text:c="7"/></text:p>
          </table:table-cell>
          <table:table-cell office:value-type="string" table:style-name="ce1">
            <text:p>DUBLIN 2<text:s text:c="13"/>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715512.52" table:style-name="ce1">
            <text:p>715512.52</text:p>
          </table:table-cell>
          <table:table-cell office:value-type="float" office:value="734046.98" table:style-name="ce1">
            <text:p>734046.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TORE</text:p>
          </table:table-cell>
          <table:table-cell office:value-type="float" office:value="10.8" table:style-name="ce1">
            <text:p>10.8</text:p>
          </table:table-cell>
          <table:table-cell office:value-type="float" office:value="80" table:style-name="ce1">
            <text:p>80</text:p>
          </table:table-cell>
          <table:table-cell office:value-type="float" office:value="864" table:style-name="ce1">
            <text:p>864</text:p>
          </table:table-cell>
          <table:table-cell table:number-columns-repeated="16363"/>
        </table:table-row>
        <table:table-row table:style-name="ro1">
          <table:table-cell office:value-type="float" office:value="19229" table:style-name="ce1">
            <text:p>19229</text:p>
          </table:table-cell>
          <table:table-cell office:value-type="float" office:value="2173870" table:style-name="ce1">
            <text:p>2173870</text:p>
          </table:table-cell>
          <table:table-cell office:value-type="date" office:date-value="2014-12-26T00:00:00" table:style-name="ce2">
            <text:p>26/12/2014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 CATEGORY SELECTED</text:p>
          </table:table-cell>
          <table:table-cell office:value-type="string" table:style-name="ce1">
            <text:p>NON-COMMERCIAL, -</text:p>
          </table:table-cell>
          <table:table-cell office:value-type="string" table:style-name="ce1">
            <text:p>92 Merrion Road</text:p>
          </table:table-cell>
          <table:table-cell office:value-type="string" table:style-name="ce1">
            <text:p>Ballsbridge</text:p>
          </table:table-cell>
          <table:table-cell office:value-type="string" table:style-name="ce1">
            <text:p>Dublin 4.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18361.25" table:style-name="ce1">
            <text:p>718361.25</text:p>
          </table:table-cell>
          <table:table-cell office:value-type="float" office:value="732088.61" table:style-name="ce1">
            <text:p>732088.6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FFICE(S)</text:p>
          </table:table-cell>
          <table:table-cell office:value-type="float" office:value="91.77" table:style-name="ce1">
            <text:p>91.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7166" table:style-name="ce1">
            <text:p>17166</text:p>
          </table:table-cell>
          <table:table-cell office:value-type="float" office:value="591372" table:style-name="ce1">
            <text:p>591372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15760" table:style-name="ce1">
            <text:p>1576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CHARITY SHOP, -</text:p>
          </table:table-cell>
          <table:table-cell office:value-type="string" table:style-name="ce1">
            <text:p>129 GALTYMORE ROAD</text:p>
          </table:table-cell>
          <table:table-cell office:value-type="string" table:style-name="ce1">
            <text:p>DUBLIN 12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711918.3" table:style-name="ce1">
            <text:p>711918.3</text:p>
          </table:table-cell>
          <table:table-cell office:value-type="float" office:value="732884.03" table:style-name="ce1">
            <text:p>732884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B</text:p>
          </table:table-cell>
          <table:table-cell office:value-type="float" office:value="9.9600000000000009" table:style-name="ce1">
            <text:p>9.96</text:p>
          </table:table-cell>
          <table:table-cell office:value-type="float" office:value="125" table:style-name="ce1">
            <text:p>125</text:p>
          </table:table-cell>
          <table:table-cell office:value-type="float" office:value="1245" table:style-name="ce1">
            <text:p>1245</text:p>
          </table:table-cell>
          <table:table-cell table:number-columns-repeated="16363"/>
        </table:table-row>
        <table:table-row table:style-name="ro1">
          <table:table-cell office:value-type="float" office:value="17966" table:style-name="ce1">
            <text:p>17966</text:p>
          </table:table-cell>
          <table:table-cell office:value-type="float" office:value="894448" table:style-name="ce1">
            <text:p>894448</text:p>
          </table:table-cell>
          <table:table-cell office:value-type="date" office:date-value="2017-09-15T00:00:00" table:style-name="ce2">
            <text:p>15/09/2017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OUTH DUBLIN COUNTY COUNCIL</text:p>
          </table:table-cell>
          <table:table-cell office:value-type="float" office:value="20100" table:style-name="ce1">
            <text:p>201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SHOP, -</text:p>
          </table:table-cell>
          <table:table-cell office:value-type="string" table:style-name="ce1">
            <text:p>8 The Mill Centre</text:p>
          </table:table-cell>
          <table:table-cell office:value-type="string" table:style-name="ce1">
            <text:p>Clondalkin</text:p>
          </table:table-cell>
          <table:table-cell office:value-type="string" table:style-name="ce1">
            <text:p>Dublin 2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06831.3" table:style-name="ce1">
            <text:p>706831.3</text:p>
          </table:table-cell>
          <table:table-cell office:value-type="float" office:value="731679.03" table:style-name="ce1">
            <text:p>731679.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B</text:p>
          </table:table-cell>
          <table:table-cell office:value-type="float" office:value="26.84" table:style-name="ce1">
            <text:p>26.84</text:p>
          </table:table-cell>
          <table:table-cell office:value-type="float" office:value="250" table:style-name="ce1">
            <text:p>250</text:p>
          </table:table-cell>
          <table:table-cell office:value-type="float" office:value="6710" table:style-name="ce1">
            <text:p>6710</text:p>
          </table:table-cell>
          <table:table-cell table:number-columns-repeated="16363"/>
        </table:table-row>
        <table:table-row table:style-name="ro1">
          <table:table-cell office:value-type="float" office:value="8233" table:style-name="ce1">
            <text:p>8233</text:p>
          </table:table-cell>
          <table:table-cell office:value-type="float" office:value="2179436" table:style-name="ce1">
            <text:p>2179436</text:p>
          </table:table-cell>
          <table:table-cell office:value-type="date" office:date-value="2019-09-17T00:00:00" table:style-name="ce2">
            <text:p>17/09/2019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FINGAL COUNTY COUNCIL</text:p>
          </table:table-cell>
          <table:table-cell office:value-type="float" office:value="8630" table:style-name="ce1">
            <text:p>863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WAREHOUSE, -</text:p>
          </table:table-cell>
          <table:table-cell office:value-type="string" table:style-name="ce1">
            <text:p>C-221 BLANCHARDSTOWN CORPORATE PARK 2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CO. DUBLI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08912.6" table:style-name="ce1">
            <text:p>708912.6</text:p>
          </table:table-cell>
          <table:table-cell office:value-type="float" office:value="741458.8" table:style-name="ce1">
            <text:p>741458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AREHOUSE</text:p>
          </table:table-cell>
          <table:table-cell office:value-type="float" office:value="76.91" table:style-name="ce1">
            <text:p>76.91</text:p>
          </table:table-cell>
          <table:table-cell office:value-type="float" office:value="90" table:style-name="ce1">
            <text:p>90</text:p>
          </table:table-cell>
          <table:table-cell office:value-type="float" office:value="6921.9" table:style-name="ce1">
            <text:p>6921.9</text:p>
          </table:table-cell>
          <table:table-cell table:number-columns-repeated="16363"/>
        </table:table-row>
        <table:table-row table:style-name="ro1">
          <table:table-cell office:value-type="float" office:value="11258" table:style-name="ce1">
            <text:p>11258</text:p>
          </table:table-cell>
          <table:table-cell office:value-type="float" office:value="507842" table:style-name="ce1">
            <text:p>507842</text:p>
          </table:table-cell>
          <table:table-cell office:value-type="date" office:date-value="2010-12-31T00:00:00" table:style-name="ce2">
            <text:p>31/12/2010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33300" table:style-name="ce1">
            <text:p>333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CONVENIENCE STORE [&lt;200 SQ. M.], -</text:p>
          </table:table-cell>
          <table:table-cell office:value-type="string" table:style-name="ce1">
            <text:p>40 Sallynoggin Road<text:s/></text:p>
          </table:table-cell>
          <table:table-cell office:value-type="string" table:style-name="ce1">
            <text:p>Dun Laoighaire</text:p>
          </table:table-cell>
          <table:table-cell office:value-type="string" table:style-name="ce1">
            <text:p>Co.Dublin<text:s/>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23982.23" table:style-name="ce1">
            <text:p>723982.23</text:p>
          </table:table-cell>
          <table:table-cell office:value-type="float" office:value="726883.94" table:style-name="ce1">
            <text:p>726883.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TAIL ZONE A</text:p>
          </table:table-cell>
          <table:table-cell office:value-type="float" office:value="36.5" table:style-name="ce1">
            <text:p>36.5</text:p>
          </table:table-cell>
          <table:table-cell office:value-type="float" office:value="520" table:style-name="ce1">
            <text:p>520</text:p>
          </table:table-cell>
          <table:table-cell office:value-type="float" office:value="18980" table:style-name="ce1">
            <text:p>18980</text:p>
          </table:table-cell>
          <table:table-cell table:number-columns-repeated="16363"/>
        </table:table-row>
        <table:table-row table:style-name="ro1">
          <table:table-cell office:value-type="float" office:value="30818" table:style-name="ce1">
            <text:p>30818</text:p>
          </table:table-cell>
          <table:table-cell office:value-type="float" office:value="839547" table:style-name="ce1">
            <text:p>839547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47600" table:style-name="ce1">
            <text:p>476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SHOP, -</text:p>
          </table:table-cell>
          <table:table-cell office:value-type="string" table:style-name="ce1">
            <text:p>6 DAWSON STREET<text:s text:c="13"/></text:p>
          </table:table-cell>
          <table:table-cell office:value-type="string" table:style-name="ce1">
            <text:p>DUBLIN 2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716022.23" table:style-name="ce1">
            <text:p>716022.23</text:p>
          </table:table-cell>
          <table:table-cell office:value-type="float" office:value="733865.31" table:style-name="ce1">
            <text:p>733865.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A</text:p>
          </table:table-cell>
          <table:table-cell office:value-type="float" office:value="25.97" table:style-name="ce1">
            <text:p>25.97</text:p>
          </table:table-cell>
          <table:table-cell office:value-type="float" office:value="900" table:style-name="ce1">
            <text:p>900</text:p>
          </table:table-cell>
          <table:table-cell office:value-type="float" office:value="23373" table:style-name="ce1">
            <text:p>23373</text:p>
          </table:table-cell>
          <table:table-cell table:number-columns-repeated="16363"/>
        </table:table-row>
        <table:table-row table:style-name="ro1">
          <table:table-cell office:value-type="float" office:value="20135" table:style-name="ce1">
            <text:p>20135</text:p>
          </table:table-cell>
          <table:table-cell office:value-type="float" office:value="534379" table:style-name="ce1">
            <text:p>534379</text:p>
          </table:table-cell>
          <table:table-cell office:value-type="date" office:date-value="2017-09-15T00:00:00" table:style-name="ce2">
            <text:p>15/09/2017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OUTH DUBLIN COUNTY COUNCIL</text:p>
          </table:table-cell>
          <table:table-cell office:value-type="float" office:value="7570" table:style-name="ce1">
            <text:p>757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SHOP, -</text:p>
          </table:table-cell>
          <table:table-cell office:value-type="string" table:style-name="ce1">
            <text:p>Unit 6 Village Green Centre</text:p>
          </table:table-cell>
          <table:table-cell office:value-type="string" table:style-name="ce1">
            <text:p>Tallaght</text:p>
          </table:table-cell>
          <table:table-cell office:value-type="string" table:style-name="ce1">
            <text:p>Dublin 2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09319.27" table:style-name="ce1">
            <text:p>709319.27</text:p>
          </table:table-cell>
          <table:table-cell office:value-type="float" office:value="727541.37" table:style-name="ce1">
            <text:p>727541.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A</text:p>
          </table:table-cell>
          <table:table-cell office:value-type="float" office:value="22.76" table:style-name="ce1">
            <text:p>22.76</text:p>
          </table:table-cell>
          <table:table-cell office:value-type="float" office:value="300" table:style-name="ce1">
            <text:p>300</text:p>
          </table:table-cell>
          <table:table-cell office:value-type="float" office:value="6828" table:style-name="ce1">
            <text:p>6828</text:p>
          </table:table-cell>
          <table:table-cell table:number-columns-repeated="16363"/>
        </table:table-row>
        <table:table-row table:style-name="ro1">
          <table:table-cell office:value-type="float" office:value="12106" table:style-name="ce1">
            <text:p>12106</text:p>
          </table:table-cell>
          <table:table-cell office:value-type="float" office:value="5001139" table:style-name="ce1">
            <text:p>5001139</text:p>
          </table:table-cell>
          <table:table-cell office:value-type="date" office:date-value="2007-12-31T00:00:00" table:style-name="ce2">
            <text:p>31/12/2007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OUTH DUBLIN COUNTY COUNCI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 CATEGORY SELECTED</text:p>
          </table:table-cell>
          <table:table-cell office:value-type="string" table:style-name="ce1">
            <text:p>NON-COMMERCIAL, -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706934.64" table:style-name="ce1">
            <text:p>706934.64</text:p>
          </table:table-cell>
          <table:table-cell office:value-type="float" office:value="731901.43" table:style-name="ce1">
            <text:p>731901.43</text:p>
          </table:table-cell>
          <table:table-cell table:number-columns-repeated="16368" table:style-name="ce1"/>
        </table:table-row>
        <table:table-row table:style-name="ro1">
          <table:table-cell office:value-type="float" office:value="6184" table:style-name="ce1">
            <text:p>6184</text:p>
          </table:table-cell>
          <table:table-cell office:value-type="float" office:value="2163807" table:style-name="ce1">
            <text:p>2163807</text:p>
          </table:table-cell>
          <table:table-cell office:value-type="date" office:date-value="2019-09-17T00:00:00" table:style-name="ce2">
            <text:p>17/09/2019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FINGAL COUNTY COUNCIL</text:p>
          </table:table-cell>
          <table:table-cell office:value-type="float" office:value="26100" table:style-name="ce1">
            <text:p>2610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WAREHOUSE, -</text:p>
          </table:table-cell>
          <table:table-cell office:value-type="string" table:style-name="ce1">
            <text:p>2 PORTERS ROAD</text:p>
          </table:table-cell>
          <table:table-cell office:value-type="string" table:style-name="ce1">
            <text:p>COOLMINE INDUSTRIAL ESTATE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CO. DUBLI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06486.31" table:style-name="ce1">
            <text:p>706486.31</text:p>
          </table:table-cell>
          <table:table-cell office:value-type="float" office:value="738405.39" table:style-name="ce1">
            <text:p>738405.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AREHOUSE</text:p>
          </table:table-cell>
          <table:table-cell office:value-type="float" office:value="328.05" table:style-name="ce1">
            <text:p>328.05</text:p>
          </table:table-cell>
          <table:table-cell office:value-type="float" office:value="70" table:style-name="ce1">
            <text:p>70</text:p>
          </table:table-cell>
          <table:table-cell office:value-type="float" office:value="22963.5" table:style-name="ce1">
            <text:p>22963.5</text:p>
          </table:table-cell>
          <table:table-cell table:number-columns-repeated="16363"/>
        </table:table-row>
        <table:table-row table:style-name="ro1">
          <table:table-cell office:value-type="float" office:value="11305" table:style-name="ce1">
            <text:p>11305</text:p>
          </table:table-cell>
          <table:table-cell office:value-type="float" office:value="359099" table:style-name="ce1">
            <text:p>359099</text:p>
          </table:table-cell>
          <table:table-cell office:value-type="date" office:date-value="2019-09-17T00:00:00" table:style-name="ce2">
            <text:p>17/09/2019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FINGAL COUNTY COUNCIL</text:p>
          </table:table-cell>
          <table:table-cell office:value-type="float" office:value="25800" table:style-name="ce1">
            <text:p>2580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WAREHOUSE, -</text:p>
          </table:table-cell>
          <table:table-cell office:value-type="string" table:style-name="ce1">
            <text:p>0 RATHBEALE ROAD (SWORDS)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CO. DUBLI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17244.45" table:style-name="ce1">
            <text:p>717244.45</text:p>
          </table:table-cell>
          <table:table-cell office:value-type="float" office:value="747495.09" table:style-name="ce1">
            <text:p>747495.09</text:p>
          </table:table-cell>
          <table:table-cell office:value-type="string" table:style-name="ce1">
            <text:p>MEZZ</text:p>
          </table:table-cell>
          <table:table-cell office:value-type="string" table:style-name="ce1">
            <text:p>STORE</text:p>
          </table:table-cell>
          <table:table-cell office:value-type="float" office:value="35.82" table:style-name="ce1">
            <text:p>35.82</text:p>
          </table:table-cell>
          <table:table-cell office:value-type="float" office:value="10" table:style-name="ce1">
            <text:p>10</text:p>
          </table:table-cell>
          <table:table-cell office:value-type="float" office:value="358.2" table:style-name="ce1">
            <text:p>358.2</text:p>
          </table:table-cell>
          <table:table-cell table:number-columns-repeated="16363"/>
        </table:table-row>
        <table:table-row table:style-name="ro1">
          <table:table-cell office:value-type="float" office:value="16384" table:style-name="ce1">
            <text:p>16384</text:p>
          </table:table-cell>
          <table:table-cell office:value-type="float" office:value="860828" table:style-name="ce1">
            <text:p>860828</text:p>
          </table:table-cell>
          <table:table-cell office:value-type="date" office:date-value="2010-12-31T00:00:00" table:style-name="ce2">
            <text:p>31/12/2010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3050" table:style-name="ce1">
            <text:p>3050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SURGERY (HOUSE), -</text:p>
          </table:table-cell>
          <table:table-cell office:value-type="string" table:style-name="ce1">
            <text:p>Cruachan</text:p>
          </table:table-cell>
          <table:table-cell office:value-type="string" table:style-name="ce1">
            <text:p>Clonskeagh Road</text:p>
          </table:table-cell>
          <table:table-cell office:value-type="string" table:style-name="ce1">
            <text:p>Clonskeagh</text:p>
          </table:table-cell>
          <table:table-cell office:value-type="string" table:style-name="ce1">
            <text:p>Dublin 1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17462.94" table:style-name="ce1">
            <text:p>717462.94</text:p>
          </table:table-cell>
          <table:table-cell office:value-type="float" office:value="730133.52" table:style-name="ce1">
            <text:p>730133.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RGERY</text:p>
          </table:table-cell>
          <table:table-cell office:value-type="float" office:value="12.2" table:style-name="ce1">
            <text:p>12.2</text:p>
          </table:table-cell>
          <table:table-cell office:value-type="float" office:value="250" table:style-name="ce1">
            <text:p>250</text:p>
          </table:table-cell>
          <table:table-cell office:value-type="float" office:value="3050" table:style-name="ce1">
            <text:p>3050</text:p>
          </table:table-cell>
          <table:table-cell table:number-columns-repeated="16363"/>
        </table:table-row>
        <table:table-row table:style-name="ro1">
          <table:table-cell office:value-type="float" office:value="37306" table:style-name="ce1">
            <text:p>37306</text:p>
          </table:table-cell>
          <table:table-cell office:value-type="float" office:value="1020525" table:style-name="ce1">
            <text:p>1020525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7320" table:style-name="ce1">
            <text:p>732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BUTCHER, -</text:p>
          </table:table-cell>
          <table:table-cell office:value-type="string" table:style-name="ce1">
            <text:p>SHOP</text:p>
          </table:table-cell>
          <table:table-cell office:value-type="string" table:style-name="ce1">
            <text:p>135 PARNELL STREET<text:s text:c="10"/></text:p>
          </table:table-cell>
          <table:table-cell office:value-type="string" table:style-name="ce1">
            <text:p>DUBLIN 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15918.96" table:style-name="ce1">
            <text:p>715918.96</text:p>
          </table:table-cell>
          <table:table-cell office:value-type="float" office:value="735152.95" table:style-name="ce1">
            <text:p>735152.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A</text:p>
          </table:table-cell>
          <table:table-cell office:value-type="float" office:value="17.63" table:style-name="ce1">
            <text:p>17.63</text:p>
          </table:table-cell>
          <table:table-cell office:value-type="float" office:value="350" table:style-name="ce1">
            <text:p>350</text:p>
          </table:table-cell>
          <table:table-cell office:value-type="float" office:value="6170.5" table:style-name="ce1">
            <text:p>6170.5</text:p>
          </table:table-cell>
          <table:table-cell table:number-columns-repeated="16363"/>
        </table:table-row>
        <table:table-row table:style-name="ro1">
          <table:table-cell office:value-type="float" office:value="16416" table:style-name="ce1">
            <text:p>16416</text:p>
          </table:table-cell>
          <table:table-cell office:value-type="float" office:value="520084" table:style-name="ce1">
            <text:p>520084</text:p>
          </table:table-cell>
          <table:table-cell table:style-name="ce1"/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SURGERY (HOUSE), -</text:p>
          </table:table-cell>
          <table:table-cell office:value-type="string" table:style-name="ce1">
            <text:p>5 Brookfield<text:s/></text:p>
          </table:table-cell>
          <table:table-cell office:value-type="string" table:style-name="ce1">
            <text:p>Mt Merrion</text:p>
          </table:table-cell>
          <table:table-cell office:value-type="string" table:style-name="ce1">
            <text:p>Blackrock</text:p>
          </table:table-cell>
          <table:table-cell office:value-type="string" table:style-name="ce1">
            <text:p>Co.Dubli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20793.37" table:style-name="ce1">
            <text:p>720793.37</text:p>
          </table:table-cell>
          <table:table-cell office:value-type="float" office:value="729365.76" table:style-name="ce1">
            <text:p>729365.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FFICE(S)</text:p>
          </table:table-cell>
          <table:table-cell office:value-type="float" office:value="42" table:style-name="ce1">
            <text:p>42</text:p>
          </table:table-cell>
          <table:table-cell office:value-type="float" office:value="280" table:style-name="ce1">
            <text:p>280</text:p>
          </table:table-cell>
          <table:table-cell office:value-type="float" office:value="11760" table:style-name="ce1">
            <text:p>11760</text:p>
          </table:table-cell>
          <table:table-cell table:number-columns-repeated="16363"/>
        </table:table-row>
        <table:table-row table:style-name="ro1">
          <table:table-cell office:value-type="float" office:value="13823" table:style-name="ce1">
            <text:p>13823</text:p>
          </table:table-cell>
          <table:table-cell office:value-type="float" office:value="2164114" table:style-name="ce1">
            <text:p>2164114</text:p>
          </table:table-cell>
          <table:table-cell office:value-type="date" office:date-value="2020-01-28T00:00:00" table:style-name="ce2">
            <text:p>28/01/2020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70700" table:style-name="ce1">
            <text:p>70700</text:p>
          </table:table-cell>
          <table:table-cell office:value-type="string" table:style-name="ce1">
            <text:p>OFFICE</text:p>
          </table:table-cell>
          <table:table-cell office:value-type="string" table:style-name="ce1">
            <text:p>OFFICE (GEORGIAN / VICTORIAN), -</text:p>
          </table:table-cell>
          <table:table-cell office:value-type="string" table:style-name="ce1">
            <text:p>1 Clarinda Park North</text:p>
          </table:table-cell>
          <table:table-cell office:value-type="string" table:style-name="ce1">
            <text:p>Dun Laoghaire</text:p>
          </table:table-cell>
          <table:table-cell office:value-type="string" table:style-name="ce1">
            <text:p>Co. Dubli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724582.39189600002" table:style-name="ce1">
            <text:p>724582.3919</text:p>
          </table:table-cell>
          <table:table-cell office:value-type="float" office:value="728237.40002967801" table:style-name="ce1">
            <text:p>728237.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FFICE(S)</text:p>
          </table:table-cell>
          <table:table-cell office:value-type="float" office:value="95.52" table:style-name="ce1">
            <text:p>95.52</text:p>
          </table:table-cell>
          <table:table-cell office:value-type="float" office:value="225" table:style-name="ce1">
            <text:p>225</text:p>
          </table:table-cell>
          <table:table-cell office:value-type="float" office:value="21492" table:style-name="ce1">
            <text:p>21492</text:p>
          </table:table-cell>
          <table:table-cell table:number-columns-repeated="16363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2186537" table:style-name="ce1">
            <text:p>2186537</text:p>
          </table:table-cell>
          <table:table-cell office:value-type="date" office:date-value="2017-09-15T00:00:00" table:style-name="ce2">
            <text:p>15/09/2017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OUTH DUBLIN COUNTY COUNCIL</text:p>
          </table:table-cell>
          <table:table-cell office:value-type="float" office:value="191900" table:style-name="ce1">
            <text:p>191900</text:p>
          </table:table-cell>
          <table:table-cell office:value-type="string" table:style-name="ce1">
            <text:p>RETAIL (WAREHOUSE)</text:p>
          </table:table-cell>
          <table:table-cell office:value-type="string" table:style-name="ce1">
            <text:p>MOTOR SHOWROOM, -</text:p>
          </table:table-cell>
          <table:table-cell office:value-type="string" table:style-name="ce1">
            <text:p>302 Brownsbarn Drive</text:p>
          </table:table-cell>
          <table:table-cell office:value-type="string" table:style-name="ce1">
            <text:p>City West Business Campus</text:p>
          </table:table-cell>
          <table:table-cell office:value-type="string" table:style-name="ce1">
            <text:p>Brownsbarn<text:s/></text:p>
          </table:table-cell>
          <table:table-cell office:value-type="string" table:style-name="ce1">
            <text:p>Saggart</text:p>
          </table:table-cell>
          <table:table-cell office:value-type="string" table:style-name="ce1">
            <text:p>Co Dublin</text:p>
          </table:table-cell>
          <table:table-cell office:value-type="float" office:value="0" table:style-name="ce1">
            <text:p>0</text:p>
          </table:table-cell>
          <table:table-cell office:value-type="float" office:value="704684.16" table:style-name="ce1">
            <text:p>704684.16</text:p>
          </table:table-cell>
          <table:table-cell office:value-type="float" office:value="728423.29" table:style-name="ce1">
            <text:p>728423.29</text:p>
          </table:table-cell>
          <table:table-cell office:value-type="string" table:style-name="ce1">
            <text:p>MEZZ</text:p>
          </table:table-cell>
          <table:table-cell office:value-type="string" table:style-name="ce1">
            <text:p>STORE</text:p>
          </table:table-cell>
          <table:table-cell office:value-type="float" office:value="113.26" table:style-name="ce1">
            <text:p>113.26</text:p>
          </table:table-cell>
          <table:table-cell office:value-type="float" office:value="20" table:style-name="ce1">
            <text:p>20</text:p>
          </table:table-cell>
          <table:table-cell office:value-type="float" office:value="2265.1999999999998" table:style-name="ce1">
            <text:p>2265.2</text:p>
          </table:table-cell>
          <table:table-cell table:number-columns-repeated="16363"/>
        </table:table-row>
        <table:table-row table:style-name="ro1">
          <table:table-cell office:value-type="float" office:value="9603" table:style-name="ce1">
            <text:p>9603</text:p>
          </table:table-cell>
          <table:table-cell office:value-type="float" office:value="2162814" table:style-name="ce1">
            <text:p>2162814</text:p>
          </table:table-cell>
          <table:table-cell office:value-type="date" office:date-value="2007-12-31T00:00:00" table:style-name="ce2">
            <text:p>31/12/2007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OUTH DUBLIN COUNTY COUNCI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 CATEGORY SELECTED</text:p>
          </table:table-cell>
          <table:table-cell office:value-type="string" table:style-name="ce1">
            <text:p>AMALGAMATED, -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708694.66" table:style-name="ce1">
            <text:p>708694.66</text:p>
          </table:table-cell>
          <table:table-cell office:value-type="float" office:value="731506.22" table:style-name="ce1">
            <text:p>731506.22</text:p>
          </table:table-cell>
          <table:table-cell table:number-columns-repeated="16368" table:style-name="ce1"/>
        </table:table-row>
        <table:table-row table:style-name="ro1">
          <table:table-cell office:value-type="float" office:value="11727" table:style-name="ce1">
            <text:p>11727</text:p>
          </table:table-cell>
          <table:table-cell office:value-type="float" office:value="477193" table:style-name="ce1">
            <text:p>477193</text:p>
          </table:table-cell>
          <table:table-cell office:value-type="date" office:date-value="2007-12-31T00:00:00" table:style-name="ce2">
            <text:p>31/12/2007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OUTH DUBLIN COUNTY COUNCI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 CATEGORY SELECTED</text:p>
          </table:table-cell>
          <table:table-cell office:value-type="string" table:style-name="ce1">
            <text:p>NON-COMMERCIAL, -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15781" table:style-name="ce1">
            <text:p>15781</text:p>
          </table:table-cell>
          <table:table-cell office:value-type="float" office:value="1141625" table:style-name="ce1">
            <text:p>1141625</text:p>
          </table:table-cell>
          <table:table-cell office:value-type="date" office:date-value="2017-09-15T00:00:00" table:style-name="ce2">
            <text:p>15/09/2017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OUTH DUBLIN COUNTY COUNCIL</text:p>
          </table:table-cell>
          <table:table-cell office:value-type="float" office:value="14860" table:style-name="ce1">
            <text:p>1486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WAREHOUSE, -</text:p>
          </table:table-cell>
          <table:table-cell office:value-type="string" table:style-name="ce1">
            <text:p>Unit B1</text:p>
          </table:table-cell>
          <table:table-cell office:value-type="string" table:style-name="ce1">
            <text:p>Knockmitten Industrial Park</text:p>
          </table:table-cell>
          <table:table-cell office:value-type="string" table:style-name="ce1">
            <text:p>Knockmitten Lane</text:p>
          </table:table-cell>
          <table:table-cell office:value-type="string" table:style-name="ce1">
            <text:p>Western Industrial Estate</text:p>
          </table:table-cell>
          <table:table-cell office:value-type="string" table:style-name="ce1">
            <text:p>Dublin 12</text:p>
          </table:table-cell>
          <table:table-cell office:value-type="float" office:value="0" table:style-name="ce1">
            <text:p>0</text:p>
          </table:table-cell>
          <table:table-cell office:value-type="float" office:value="709119.86" table:style-name="ce1">
            <text:p>709119.86</text:p>
          </table:table-cell>
          <table:table-cell office:value-type="float" office:value="731816.92" table:style-name="ce1">
            <text:p>731816.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LD ROOM</text:p>
          </table:table-cell>
          <table:table-cell office:value-type="float" office:value="52.89" table:style-name="ce1">
            <text:p>52.89</text:p>
          </table:table-cell>
          <table:table-cell office:value-type="float" office:value="57.65" table:style-name="ce1">
            <text:p>57.65</text:p>
          </table:table-cell>
          <table:table-cell office:value-type="float" office:value="3049.1084999999998" table:style-name="ce1">
            <text:p>3049.1085</text:p>
          </table:table-cell>
          <table:table-cell table:number-columns-repeated="16363"/>
        </table:table-row>
        <table:table-row table:style-name="ro1">
          <table:table-cell office:value-type="float" office:value="12761" table:style-name="ce1">
            <text:p>12761</text:p>
          </table:table-cell>
          <table:table-cell office:value-type="float" office:value="2166640" table:style-name="ce1">
            <text:p>2166640</text:p>
          </table:table-cell>
          <table:table-cell office:value-type="date" office:date-value="2010-12-31T00:00:00" table:style-name="ce2">
            <text:p>31/12/2010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25900" table:style-name="ce1">
            <text:p>25900</text:p>
          </table:table-cell>
          <table:table-cell office:value-type="string" table:style-name="ce1">
            <text:p>OFFICE</text:p>
          </table:table-cell>
          <table:table-cell office:value-type="string" table:style-name="ce1">
            <text:p>OFFICE (3RD GENERATION), -</text:p>
          </table:table-cell>
          <table:table-cell office:value-type="string" table:style-name="ce1">
            <text:p>Suite 16 (Floor 0) The Mall</text:p>
          </table:table-cell>
          <table:table-cell office:value-type="string" table:style-name="ce1">
            <text:p>Beacon Court</text:p>
          </table:table-cell>
          <table:table-cell office:value-type="string" table:style-name="ce1">
            <text:p>Blackthorn Road</text:p>
          </table:table-cell>
          <table:table-cell office:value-type="string" table:style-name="ce1">
            <text:p>Dublin 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18764.41" table:style-name="ce1">
            <text:p>718764.41</text:p>
          </table:table-cell>
          <table:table-cell office:value-type="float" office:value="726497.19" table:style-name="ce1">
            <text:p>726497.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FFICE(S)</text:p>
          </table:table-cell>
          <table:table-cell office:value-type="float" office:value="73.400000000000006" table:style-name="ce1">
            <text:p>73.4</text:p>
          </table:table-cell>
          <table:table-cell office:value-type="float" office:value="320" table:style-name="ce1">
            <text:p>320</text:p>
          </table:table-cell>
          <table:table-cell office:value-type="float" office:value="23488" table:style-name="ce1">
            <text:p>23488</text:p>
          </table:table-cell>
          <table:table-cell table:number-columns-repeated="16363"/>
        </table:table-row>
        <table:table-row table:style-name="ro1">
          <table:table-cell office:value-type="float" office:value="8974" table:style-name="ce1">
            <text:p>8974</text:p>
          </table:table-cell>
          <table:table-cell office:value-type="float" office:value="2171858" table:style-name="ce1">
            <text:p>2171858</text:p>
          </table:table-cell>
          <table:table-cell office:value-type="date" office:date-value="2010-12-31T00:00:00" table:style-name="ce2">
            <text:p>31/12/2010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17600" table:style-name="ce1">
            <text:p>176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COFFEE SHOP, -</text:p>
          </table:table-cell>
          <table:table-cell office:value-type="string" table:style-name="ce1">
            <text:p>Unit 4 Ashwood House</text:p>
          </table:table-cell>
          <table:table-cell office:value-type="string" table:style-name="ce1">
            <text:p>Main Street</text:p>
          </table:table-cell>
          <table:table-cell office:value-type="string" table:style-name="ce1">
            <text:p>Shankill</text:p>
          </table:table-cell>
          <table:table-cell office:value-type="string" table:style-name="ce1">
            <text:p>Co. Dubli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25226.8" table:style-name="ce1">
            <text:p>725226.8</text:p>
          </table:table-cell>
          <table:table-cell office:value-type="float" office:value="721642.66" table:style-name="ce1">
            <text:p>721642.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A</text:p>
          </table:table-cell>
          <table:table-cell office:value-type="float" office:value="28.2" table:style-name="ce1">
            <text:p>28.2</text:p>
          </table:table-cell>
          <table:table-cell office:value-type="float" office:value="570" table:style-name="ce1">
            <text:p>570</text:p>
          </table:table-cell>
          <table:table-cell office:value-type="float" office:value="16074" table:style-name="ce1">
            <text:p>16074</text:p>
          </table:table-cell>
          <table:table-cell table:number-columns-repeated="16363"/>
        </table:table-row>
        <table:table-row table:style-name="ro1">
          <table:table-cell office:value-type="float" office:value="15528" table:style-name="ce1">
            <text:p>15528</text:p>
          </table:table-cell>
          <table:table-cell office:value-type="float" office:value="502372" table:style-name="ce1">
            <text:p>502372</text:p>
          </table:table-cell>
          <table:table-cell office:value-type="date" office:date-value="2010-12-31T00:00:00" table:style-name="ce2">
            <text:p>31/12/2010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60700" table:style-name="ce1">
            <text:p>60700</text:p>
          </table:table-cell>
          <table:table-cell office:value-type="string" table:style-name="ce1">
            <text:p>OFFICE</text:p>
          </table:table-cell>
          <table:table-cell office:value-type="string" table:style-name="ce1">
            <text:p>OFFICE (2ND GENERATION), -</text:p>
          </table:table-cell>
          <table:table-cell office:value-type="string" table:style-name="ce1">
            <text:p>Quantum House 1st Floor</text:p>
          </table:table-cell>
          <table:table-cell office:value-type="string" table:style-name="ce1">
            <text:p>Temple Road</text:p>
          </table:table-cell>
          <table:table-cell office:value-type="string" table:style-name="ce1">
            <text:p>Blackrock</text:p>
          </table:table-cell>
          <table:table-cell office:value-type="string" table:style-name="ce1">
            <text:p>Co.Dublin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21599.5" table:style-name="ce1">
            <text:p>721599.5</text:p>
          </table:table-cell>
          <table:table-cell office:value-type="float" office:value="729315.56" table:style-name="ce1">
            <text:p>729315.56</text:p>
          </table:table-cell>
          <table:table-cell office:value-type="float" office:value="-1" table:style-name="ce1">
            <text:p>-1</text:p>
          </table:table-cell>
          <table:table-cell office:value-type="string" table:style-name="ce1">
            <text:p>CAR SPACES (NO. OF)</text:p>
          </table:table-cell>
          <table:table-cell office:value-type="float" office:value="2" table:style-name="ce1">
            <text:p>2</text:p>
          </table:table-cell>
          <table:table-cell office:value-type="float" office:value="1250" table:style-name="ce1">
            <text:p>1250</text:p>
          </table:table-cell>
          <table:table-cell office:value-type="float" office:value="2500" table:style-name="ce1">
            <text:p>2500</text:p>
          </table:table-cell>
          <table:table-cell table:number-columns-repeated="16363"/>
        </table:table-row>
        <table:table-row table:style-name="ro1">
          <table:table-cell office:value-type="float" office:value="6035" table:style-name="ce1">
            <text:p>6035</text:p>
          </table:table-cell>
          <table:table-cell office:value-type="float" office:value="2192800" table:style-name="ce1">
            <text:p>2192800</text:p>
          </table:table-cell>
          <table:table-cell office:value-type="date" office:date-value="2010-12-31T00:00:00" table:style-name="ce2">
            <text:p>31/12/2010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1402000" table:style-name="ce1">
            <text:p>14020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DEPARTMENT STORE, -</text:p>
          </table:table-cell>
          <table:table-cell office:value-type="string" table:style-name="ce1">
            <text:p>unit C3</text:p>
          </table:table-cell>
          <table:table-cell office:value-type="string" table:style-name="ce1">
            <text:p>Beacon South Quarter</text:p>
          </table:table-cell>
          <table:table-cell office:value-type="string" table:style-name="ce1">
            <text:p>Sandyford</text:p>
          </table:table-cell>
          <table:table-cell office:value-type="string" table:style-name="ce1">
            <text:p>Dublin 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18966.13" table:style-name="ce1">
            <text:p>718966.13</text:p>
          </table:table-cell>
          <table:table-cell office:value-type="float" office:value="726762.73" table:style-name="ce1">
            <text:p>726762.7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37345" table:style-name="ce1">
            <text:p>37345</text:p>
          </table:table-cell>
          <table:table-cell office:value-type="float" office:value="799017" table:style-name="ce1">
            <text:p>799017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61700" table:style-name="ce1">
            <text:p>617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OFFICE, -</text:p>
          </table:table-cell>
          <table:table-cell office:value-type="string" table:style-name="ce1">
            <text:p>Shop (ground floor)</text:p>
          </table:table-cell>
          <table:table-cell office:value-type="string" table:style-name="ce1">
            <text:p>56-58 Drury Street<text:s text:c="7"/></text:p>
          </table:table-cell>
          <table:table-cell office:value-type="string" table:style-name="ce1">
            <text:p>Dublin 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15636.7" table:style-name="ce1">
            <text:p>715636.7</text:p>
          </table:table-cell>
          <table:table-cell office:value-type="float" office:value="733798.87" table:style-name="ce1">
            <text:p>733798.8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A</text:p>
          </table:table-cell>
          <table:table-cell office:value-type="float" office:value="56.04" table:style-name="ce1">
            <text:p>56.04</text:p>
          </table:table-cell>
          <table:table-cell office:value-type="float" office:value="750" table:style-name="ce1">
            <text:p>750</text:p>
          </table:table-cell>
          <table:table-cell office:value-type="float" office:value="42030" table:style-name="ce1">
            <text:p>42030</text:p>
          </table:table-cell>
          <table:table-cell table:number-columns-repeated="16363"/>
        </table:table-row>
        <table:table-row table:style-name="ro1">
          <table:table-cell office:value-type="float" office:value="4614" table:style-name="ce1">
            <text:p>4614</text:p>
          </table:table-cell>
          <table:table-cell office:value-type="float" office:value="332147" table:style-name="ce1">
            <text:p>332147</text:p>
          </table:table-cell>
          <table:table-cell office:value-type="date" office:date-value="2010-12-31T00:00:00" table:style-name="ce2">
            <text:p>31/12/2010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 CATEGORY SELECTED</text:p>
          </table:table-cell>
          <table:table-cell office:value-type="string" table:style-name="ce1">
            <text:p>DEMOLISHED / INCAPABLE OF USE, -</text:p>
          </table:table-cell>
          <table:table-cell office:value-type="string" table:style-name="ce1">
            <text:p>BRAY ROAD (CABINTEELY)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722281.63" table:style-name="ce1">
            <text:p>722281.63</text:p>
          </table:table-cell>
          <table:table-cell office:value-type="float" office:value="725837.49" table:style-name="ce1">
            <text:p>725837.4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14405" table:style-name="ce1">
            <text:p>14405</text:p>
          </table:table-cell>
          <table:table-cell office:value-type="float" office:value="402024" table:style-name="ce1">
            <text:p>402024</text:p>
          </table:table-cell>
          <table:table-cell office:value-type="date" office:date-value="2017-09-15T00:00:00" table:style-name="ce2">
            <text:p>15/09/2017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OUTH DUBLIN COUNTY COUNCIL</text:p>
          </table:table-cell>
          <table:table-cell office:value-type="float" office:value="247000" table:style-name="ce1">
            <text:p>24700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WAREHOUSE, -</text:p>
          </table:table-cell>
          <table:table-cell office:value-type="string" table:style-name="ce1">
            <text:p>41-43 Robinhood Industrial Estate</text:p>
          </table:table-cell>
          <table:table-cell office:value-type="string" table:style-name="ce1">
            <text:p>Clondalkin</text:p>
          </table:table-cell>
          <table:table-cell office:value-type="string" table:style-name="ce1">
            <text:p>Dublin 2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10229.5" table:style-name="ce1">
            <text:p>710229.5</text:p>
          </table:table-cell>
          <table:table-cell office:value-type="float" office:value="730959.13" table:style-name="ce1">
            <text:p>730959.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LD ROOM</text:p>
          </table:table-cell>
          <table:table-cell office:value-type="float" office:value="5442" table:style-name="ce1">
            <text:p>5442</text:p>
          </table:table-cell>
          <table:table-cell office:value-type="float" office:value="34.270000000000003" table:style-name="ce1">
            <text:p>34.27</text:p>
          </table:table-cell>
          <table:table-cell office:value-type="float" office:value="186497.34" table:style-name="ce1">
            <text:p>186497.34</text:p>
          </table:table-cell>
          <table:table-cell table:number-columns-repeated="16363"/>
        </table:table-row>
        <table:table-row table:style-name="ro1">
          <table:table-cell office:value-type="float" office:value="3501" table:style-name="ce1">
            <text:p>3501</text:p>
          </table:table-cell>
          <table:table-cell office:value-type="float" office:value="801713" table:style-name="ce1">
            <text:p>801713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HOSPITALITY</text:p>
          </table:table-cell>
          <table:table-cell office:value-type="string" table:style-name="ce1">
            <text:p>PUB, -</text:p>
          </table:table-cell>
          <table:table-cell office:value-type="string" table:style-name="ce1">
            <text:p>33 Francis Street</text:p>
          </table:table-cell>
          <table:table-cell office:value-type="string" table:style-name="ce1">
            <text:p>Dublin 8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714890.88" table:style-name="ce1">
            <text:p>714890.88</text:p>
          </table:table-cell>
          <table:table-cell office:value-type="float" office:value="733759.96" table:style-name="ce1">
            <text:p>733759.96</text:p>
          </table:table-cell>
          <table:table-cell table:number-columns-repeated="16368" table:style-name="ce1"/>
        </table:table-row>
        <table:table-row table:style-name="ro1">
          <table:table-cell office:value-type="float" office:value="14961" table:style-name="ce1">
            <text:p>14961</text:p>
          </table:table-cell>
          <table:table-cell office:value-type="float" office:value="2148995" table:style-name="ce1">
            <text:p>2148995</text:p>
          </table:table-cell>
          <table:table-cell office:value-type="date" office:date-value="2011-05-31T00:00:00" table:style-name="ce2">
            <text:p>31/05/2011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25400" table:style-name="ce1">
            <text:p>25400</text:p>
          </table:table-cell>
          <table:table-cell office:value-type="string" table:style-name="ce1">
            <text:p>OFFICE</text:p>
          </table:table-cell>
          <table:table-cell office:value-type="string" table:style-name="ce1">
            <text:p>OFFICE (BUSINESS PARK), -</text:p>
          </table:table-cell>
          <table:table-cell office:value-type="string" table:style-name="ce1">
            <text:p>Unit B (part)</text:p>
          </table:table-cell>
          <table:table-cell office:value-type="string" table:style-name="ce1">
            <text:p>Deansgrange Bus Pk</text:p>
          </table:table-cell>
          <table:table-cell office:value-type="string" table:style-name="ce1">
            <text:p>Deansgrange<text:s/></text:p>
          </table:table-cell>
          <table:table-cell office:value-type="string" table:style-name="ce1">
            <text:p>Co Dubli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22574.57" table:style-name="ce1">
            <text:p>722574.57</text:p>
          </table:table-cell>
          <table:table-cell office:value-type="float" office:value="727013" table:style-name="ce1">
            <text:p>7270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FFICE(S)</text:p>
          </table:table-cell>
          <table:table-cell office:value-type="float" office:value="223" table:style-name="ce1">
            <text:p>223</text:p>
          </table:table-cell>
          <table:table-cell office:value-type="float" office:value="120" table:style-name="ce1">
            <text:p>120</text:p>
          </table:table-cell>
          <table:table-cell office:value-type="float" office:value="26760" table:style-name="ce1">
            <text:p>26760</text:p>
          </table:table-cell>
          <table:table-cell table:number-columns-repeated="16363"/>
        </table:table-row>
        <table:table-row table:style-name="ro1">
          <table:table-cell office:value-type="float" office:value="3973" table:style-name="ce1">
            <text:p>3973</text:p>
          </table:table-cell>
          <table:table-cell office:value-type="float" office:value="664440" table:style-name="ce1">
            <text:p>664440</text:p>
          </table:table-cell>
          <table:table-cell office:value-type="date" office:date-value="2017-09-15T00:00:00" table:style-name="ce2">
            <text:p>15/09/2017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OUTH DUBLIN COUNTY COUNCIL</text:p>
          </table:table-cell>
          <table:table-cell office:value-type="float" office:value="158600" table:style-name="ce1">
            <text:p>15860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WAREHOUSE, -</text:p>
          </table:table-cell>
          <table:table-cell office:value-type="string" table:style-name="ce1">
            <text:p>Dockrells Complex</text:p>
          </table:table-cell>
          <table:table-cell office:value-type="string" table:style-name="ce1">
            <text:p>Upper Ballymount Road</text:p>
          </table:table-cell>
          <table:table-cell office:value-type="string" table:style-name="ce1">
            <text:p>Ballymount</text:p>
          </table:table-cell>
          <table:table-cell office:value-type="string" table:style-name="ce1">
            <text:p>Dublin 2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09471.94" table:style-name="ce1">
            <text:p>709471.94</text:p>
          </table:table-cell>
          <table:table-cell office:value-type="float" office:value="730255.33" table:style-name="ce1">
            <text:p>730255.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AREHOUSE</text:p>
          </table:table-cell>
          <table:table-cell office:value-type="float" office:value="3975.43" table:style-name="ce1">
            <text:p>3975.43</text:p>
          </table:table-cell>
          <table:table-cell office:value-type="float" office:value="35" table:style-name="ce1">
            <text:p>35</text:p>
          </table:table-cell>
          <table:table-cell office:value-type="float" office:value="139140.04999999999" table:style-name="ce1">
            <text:p>139140.05</text:p>
          </table:table-cell>
          <table:table-cell table:number-columns-repeated="16363"/>
        </table:table-row>
        <table:table-row table:style-name="ro1">
          <table:table-cell office:value-type="float" office:value="7363" table:style-name="ce1">
            <text:p>7363</text:p>
          </table:table-cell>
          <table:table-cell office:value-type="float" office:value="2164213" table:style-name="ce1">
            <text:p>2164213</text:p>
          </table:table-cell>
          <table:table-cell office:value-type="date" office:date-value="2019-09-17T00:00:00" table:style-name="ce2">
            <text:p>17/09/2019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FINGAL COUNTY COUNCIL</text:p>
          </table:table-cell>
          <table:table-cell office:value-type="float" office:value="36800" table:style-name="ce1">
            <text:p>36800</text:p>
          </table:table-cell>
          <table:table-cell office:value-type="string" table:style-name="ce1">
            <text:p>INDUSTRIAL USES</text:p>
          </table:table-cell>
          <table:table-cell office:value-type="string" table:style-name="ce1">
            <text:p>WAREHOUSE, -</text:p>
          </table:table-cell>
          <table:table-cell office:value-type="string" table:style-name="ce1">
            <text:p>LOCAL NO/MAP REF: 3C CENTURY BUSINESS PARK</text:p>
          </table:table-cell>
          <table:table-cell office:value-type="string" table:style-name="ce1">
            <text:p>CHARLESTOWN</text:p>
          </table:table-cell>
          <table:table-cell office:value-type="string" table:style-name="ce1">
            <text:p>DUBBER</text:p>
          </table:table-cell>
          <table:table-cell office:value-type="string" table:style-name="ce1">
            <text:p>AIRPORT CO. DUBLI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12936.8" table:style-name="ce1">
            <text:p>712936.8</text:p>
          </table:table-cell>
          <table:table-cell office:value-type="float" office:value="740439.41" table:style-name="ce1">
            <text:p>740439.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FFICE(S)</text:p>
          </table:table-cell>
          <table:table-cell office:value-type="float" office:value="134.4" table:style-name="ce1">
            <text:p>134.4</text:p>
          </table:table-cell>
          <table:table-cell office:value-type="float" office:value="88" table:style-name="ce1">
            <text:p>88</text:p>
          </table:table-cell>
          <table:table-cell office:value-type="float" office:value="11827.2" table:style-name="ce1">
            <text:p>11827.2</text:p>
          </table:table-cell>
          <table:table-cell table:number-columns-repeated="16363"/>
        </table:table-row>
        <table:table-row table:style-name="ro1">
          <table:table-cell office:value-type="float" office:value="19869" table:style-name="ce1">
            <text:p>19869</text:p>
          </table:table-cell>
          <table:table-cell office:value-type="float" office:value="456847" table:style-name="ce1">
            <text:p>456847</text:p>
          </table:table-cell>
          <table:table-cell office:value-type="date" office:date-value="2017-09-15T00:00:00" table:style-name="ce2">
            <text:p>15/09/2017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SOUTH DUBLIN COUNTY COUNCIL</text:p>
          </table:table-cell>
          <table:table-cell office:value-type="float" office:value="19560" table:style-name="ce1">
            <text:p>1956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SHOP, -</text:p>
          </table:table-cell>
          <table:table-cell office:value-type="string" table:style-name="ce1">
            <text:p>Unit 9 Firhouse Shopping Centre</text:p>
          </table:table-cell>
          <table:table-cell office:value-type="string" table:style-name="ce1">
            <text:p>Firhouse</text:p>
          </table:table-cell>
          <table:table-cell office:value-type="string" table:style-name="ce1">
            <text:p>Dublin 2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10620.61" table:style-name="ce1">
            <text:p>710620.61</text:p>
          </table:table-cell>
          <table:table-cell office:value-type="float" office:value="726906.82" table:style-name="ce1">
            <text:p>726906.8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A</text:p>
          </table:table-cell>
          <table:table-cell office:value-type="float" office:value="33.549999999999997" table:style-name="ce1">
            <text:p>33.55</text:p>
          </table:table-cell>
          <table:table-cell office:value-type="float" office:value="300" table:style-name="ce1">
            <text:p>300</text:p>
          </table:table-cell>
          <table:table-cell office:value-type="float" office:value="10065" table:style-name="ce1">
            <text:p>10065</text:p>
          </table:table-cell>
          <table:table-cell table:number-columns-repeated="16363"/>
        </table:table-row>
        <table:table-row table:style-name="ro1">
          <table:table-cell office:value-type="float" office:value="15721" table:style-name="ce1">
            <text:p>15721</text:p>
          </table:table-cell>
          <table:table-cell office:value-type="float" office:value="853536" table:style-name="ce1">
            <text:p>853536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372000" table:style-name="ce1">
            <text:p>3720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CLOTHES SHOP, -</text:p>
          </table:table-cell>
          <table:table-cell office:value-type="string" table:style-name="ce1">
            <text:p>Ground, 1st, 2nd, 3rd and Basement Flrs</text:p>
          </table:table-cell>
          <table:table-cell office:value-type="string" table:style-name="ce1">
            <text:p>34-35 College Green<text:s/></text:p>
          </table:table-cell>
          <table:table-cell office:value-type="string" table:style-name="ce1">
            <text:p>(incl. part 6-10 Suffolk Street)</text:p>
          </table:table-cell>
          <table:table-cell office:value-type="string" table:style-name="ce1">
            <text:p>Dublin 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15857.96" table:style-name="ce1">
            <text:p>715857.96</text:p>
          </table:table-cell>
          <table:table-cell office:value-type="float" office:value="734068.8" table:style-name="ce1">
            <text:p>734068.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A</text:p>
          </table:table-cell>
          <table:table-cell office:value-type="float" office:value="85.4" table:style-name="ce1">
            <text:p>85.4</text:p>
          </table:table-cell>
          <table:table-cell office:value-type="float" office:value="1250" table:style-name="ce1">
            <text:p>1250</text:p>
          </table:table-cell>
          <table:table-cell office:value-type="float" office:value="106750" table:style-name="ce1">
            <text:p>106750</text:p>
          </table:table-cell>
          <table:table-cell table:number-columns-repeated="16363"/>
        </table:table-row>
        <table:table-row table:style-name="ro1">
          <table:table-cell office:value-type="float" office:value="36583" table:style-name="ce1">
            <text:p>36583</text:p>
          </table:table-cell>
          <table:table-cell office:value-type="float" office:value="810125" table:style-name="ce1">
            <text:p>810125</text:p>
          </table:table-cell>
          <table:table-cell office:value-type="date" office:date-value="2015-03-23T00:00:00" table:style-name="ce2">
            <text:p>23/03/2015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30600" table:style-name="ce1">
            <text:p>306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SURGERY, -</text:p>
          </table:table-cell>
          <table:table-cell office:value-type="string" table:style-name="ce1">
            <text:p>SHOP</text:p>
          </table:table-cell>
          <table:table-cell office:value-type="string" table:style-name="ce1">
            <text:p>UNIT 50/51THE SWAN CENTRE</text:p>
          </table:table-cell>
          <table:table-cell office:value-type="string" table:style-name="ce1">
            <text:p>RATHMINES ROAD LR</text:p>
          </table:table-cell>
          <table:table-cell office:value-type="string" table:style-name="ce1">
            <text:p>DUBLIN 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15589.57" table:style-name="ce1">
            <text:p>715589.57</text:p>
          </table:table-cell>
          <table:table-cell office:value-type="float" office:value="731764.85" table:style-name="ce1">
            <text:p>731764.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TAIL ZONE A</text:p>
          </table:table-cell>
          <table:table-cell office:value-type="float" office:value="133.4" table:style-name="ce1">
            <text:p>133.4</text:p>
          </table:table-cell>
          <table:table-cell office:value-type="float" office:value="180" table:style-name="ce1">
            <text:p>180</text:p>
          </table:table-cell>
          <table:table-cell office:value-type="float" office:value="24012" table:style-name="ce1">
            <text:p>24012</text:p>
          </table:table-cell>
          <table:table-cell table:number-columns-repeated="16363"/>
        </table:table-row>
        <table:table-row table:style-name="ro1">
          <table:table-cell office:value-type="float" office:value="5059" table:style-name="ce1">
            <text:p>5059</text:p>
          </table:table-cell>
          <table:table-cell office:value-type="float" office:value="2196477" table:style-name="ce1">
            <text:p>2196477</text:p>
          </table:table-cell>
          <table:table-cell office:value-type="date" office:date-value="2020-01-30T00:00:00" table:style-name="ce2">
            <text:p>30/01/2020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N LAOGHAIRE RATHDOWN CO C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 CATEGORY SELECTED</text:p>
          </table:table-cell>
          <table:table-cell office:value-type="string" table:style-name="ce1">
            <text:p>AMALGAMATED, -</text:p>
          </table:table-cell>
          <table:table-cell office:value-type="string" table:style-name="ce1">
            <text:p>Grange Road Retail Centre</text:p>
          </table:table-cell>
          <table:table-cell office:value-type="string" table:style-name="ce1">
            <text:p>Rathfarnham</text:p>
          </table:table-cell>
          <table:table-cell office:value-type="string" table:style-name="ce1">
            <text:p>Dublin 16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15669.25" table:style-name="ce1">
            <text:p>715669.25</text:p>
          </table:table-cell>
          <table:table-cell office:value-type="float" office:value="726663.19" table:style-name="ce1">
            <text:p>726663.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B</text:p>
          </table:table-cell>
          <table:table-cell office:value-type="float" office:value="37.82" table:style-name="ce1">
            <text:p>37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style-name="ro1">
          <table:table-cell office:value-type="float" office:value="29196" table:style-name="ce1">
            <text:p>29196</text:p>
          </table:table-cell>
          <table:table-cell office:value-type="float" office:value="809961" table:style-name="ce1">
            <text:p>809961</text:p>
          </table:table-cell>
          <table:table-cell office:value-type="date" office:date-value="2013-12-31T00:00:00" table:style-name="ce2">
            <text:p>31/12/2013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DUBLIN CITY COUNCIL</text:p>
          </table:table-cell>
          <table:table-cell office:value-type="float" office:value="22400" table:style-name="ce1">
            <text:p>224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DRY CLEANERS / LAUNDERETTE, -</text:p>
          </table:table-cell>
          <table:table-cell office:value-type="string" table:style-name="ce1">
            <text:p>LAUNDERETTE &amp; YARD,</text:p>
          </table:table-cell>
          <table:table-cell office:value-type="string" table:style-name="ce1">
            <text:p>118/120 RATHMINES RD LR,<text:s/></text:p>
          </table:table-cell>
          <table:table-cell office:value-type="string" table:style-name="ce1">
            <text:p>RATHMINES,</text:p>
          </table:table-cell>
          <table:table-cell office:value-type="string" table:style-name="ce1">
            <text:p>DUBLIN 6.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15605.6" table:style-name="ce1">
            <text:p>715605.6</text:p>
          </table:table-cell>
          <table:table-cell office:value-type="float" office:value="732050.14" table:style-name="ce1">
            <text:p>732050.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TAIL ZONE A</text:p>
          </table:table-cell>
          <table:table-cell office:value-type="float" office:value="28.6" table:style-name="ce1">
            <text:p>28.6</text:p>
          </table:table-cell>
          <table:table-cell office:value-type="float" office:value="500" table:style-name="ce1">
            <text:p>500</text:p>
          </table:table-cell>
          <table:table-cell office:value-type="float" office:value="14300" table:style-name="ce1">
            <text:p>14300</text:p>
          </table:table-cell>
          <table:table-cell table:number-columns-repeated="16363"/>
        </table:table-row>
        <table:table-row table:style-name="ro1">
          <table:table-cell office:value-type="float" office:value="13001" table:style-name="ce1">
            <text:p>13001</text:p>
          </table:table-cell>
          <table:table-cell office:value-type="float" office:value="2164012" table:style-name="ce1">
            <text:p>2164012</text:p>
          </table:table-cell>
          <table:table-cell office:value-type="date" office:date-value="2019-09-17T00:00:00" table:style-name="ce2">
            <text:p>17/09/2019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FINGAL COUNTY COUNCIL</text:p>
          </table:table-cell>
          <table:table-cell office:value-type="float" office:value="263000" table:style-name="ce1">
            <text:p>263000</text:p>
          </table:table-cell>
          <table:table-cell office:value-type="string" table:style-name="ce1">
            <text:p>RETAIL (SHOPS)</text:p>
          </table:table-cell>
          <table:table-cell office:value-type="string" table:style-name="ce1">
            <text:p>SHOP, -</text:p>
          </table:table-cell>
          <table:table-cell office:value-type="string" table:style-name="ce1">
            <text:p>FLOOR(S) 1</text:p>
          </table:table-cell>
          <table:table-cell office:value-type="string" table:style-name="ce1">
            <text:p>F4 PAVILLIONS SHOPPING CENTRE</text:p>
          </table:table-cell>
          <table:table-cell office:value-type="string" table:style-name="ce1">
            <text:p>MALAHIDE ROAD (SWORDS)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CO. DUBLIN</text:p>
          </table:table-cell>
          <table:table-cell office:value-type="float" office:value="0" table:style-name="ce1">
            <text:p>0</text:p>
          </table:table-cell>
          <table:table-cell office:value-type="float" office:value="718286.78" table:style-name="ce1">
            <text:p>718286.78</text:p>
          </table:table-cell>
          <table:table-cell office:value-type="float" office:value="746332.71" table:style-name="ce1">
            <text:p>746332.7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LOWANCE</text:p>
          </table:table-cell>
          <table:table-cell office:value-type="float" office:value="1" table:style-name="ce1">
            <text:p>1</text:p>
          </table:table-cell>
          <table:table-cell office:value-type="float" office:value="23926.89" table:style-name="ce1">
            <text:p>23926.89</text:p>
          </table:table-cell>
          <table:table-cell office:value-type="float" office:value="23926.89" table:style-name="ce1">
            <text:p>23926.89</text:p>
          </table:table-cell>
          <table:table-cell table:number-columns-repeated="16363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Rowan Molony</meta:initial-creator>
    <dc:creator>John O Shea</dc:creator>
    <meta:creation-date>2020-07-24T08:36:48Z</meta:creation-date>
    <dc:date>2020-07-24T08:36:48Z</dc:date>
  </office:meta>
</office:document-meta>
</file>